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onsolas" svg:font-family="Consolas"/>
    <style:font-face style:name="Droid Sans" svg:font-family="Droid Sans"/>
    <style:font-face style:name="Oswald" svg:font-family="Oswald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Title">
      <style:paragraph-properties fo:text-align="center" fo:break-before="auto" fo:line-height="115%" style:writing-mode="lr-tb"/>
    </style:style>
    <style:style style:name="T2_1" style:family="text"/>
    <style:style style:name="P3" style:family="paragraph" style:parent-style-name="Subtitle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text-indent="0cm" fo:line-height="115%" fo:margin-left="1.958cm" fo:margin-right="2.037cm" style:writing-mode="lr-tb"/>
      <style:text-properties fo:font-size="18pt" style:font-size-asian="18pt" style:font-size-complex="18pt"/>
    </style:style>
    <style:style style:name="P6" style:family="paragraph" style:parent-style-name="Standard">
      <style:paragraph-properties fo:break-before="auto" fo:text-indent="0cm" fo:line-height="115%" fo:margin-left="1.958cm" fo:margin-right="2.037cm" style:writing-mode="lr-tb"/>
      <style:text-properties fo:font-size="18pt" style:font-size-asian="18pt" style:font-size-complex="18pt"/>
    </style:style>
    <style:style style:name="P7" style:family="paragraph" style:parent-style-name="Standard">
      <style:paragraph-properties fo:break-before="auto" fo:text-indent="0cm" fo:line-height="115%" fo:margin-left="1.958cm" fo:margin-right="2.037cm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break-before="auto" fo:text-indent="0cm" fo:line-height="115%" fo:margin-left="1.958cm" fo:margin-right="2.037cm" style:writing-mode="lr-tb"/>
    </style:style>
    <style:style style:name="T8_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3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3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3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P9" style:family="paragraph" style:parent-style-name="Standard">
      <style:paragraph-properties fo:break-before="auto" fo:text-indent="0cm" fo:line-height="115%" fo:margin-left="1.958cm" fo:margin-right="2.037cm" style:writing-mode="lr-tb"/>
      <style:text-properties style:font-name="Droid Sans" fo:font-size="18pt" style:font-name-asian="Droid Sans" style:font-size-asian="18pt" style:font-name-complex="Droid Sans" style:font-size-complex="18pt"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1.958cm" fo:margin-right="2.037cm" style:writing-mode="lr-tb"/>
    </style:style>
    <style:style style:name="T10_1" style:family="text">
      <style:text-properties style:font-name="Droid Sans" fo:font-size="18pt" style:font-name-asian="Droid Sans" style:font-size-asian="18pt" style:font-name-complex="Droid Sans" style:font-size-complex="18pt" fo:font-weight="bold" style:font-weight-asian="bold" style:font-weight-complex="bold"/>
    </style:style>
    <style:style style:name="T10_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5" style:family="text">
      <style:text-properties fo:font-size="18pt" style:font-size-asian="18pt" style:font-size-complex="18pt"/>
    </style:style>
    <style:style style:name="T10_26" style:family="text">
      <style:text-properties fo:font-size="18pt" style:font-size-asian="18pt" style:font-size-complex="18pt"/>
    </style:style>
    <style:style style:name="T10_2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5" style:family="text">
      <style:text-properties fo:font-size="18pt" style:font-size-asian="18pt" style:font-size-complex="18pt"/>
    </style:style>
    <style:style style:name="T10_36" style:family="text">
      <style:text-properties fo:font-size="18pt" style:font-size-asian="18pt" style:font-size-complex="18pt"/>
    </style:style>
    <style:style style:name="T10_37" style:family="text">
      <style:text-properties fo:font-size="18pt" style:font-size-asian="18pt" style:font-size-complex="18pt"/>
    </style:style>
    <style:style style:name="T10_38" style:family="text">
      <style:text-properties fo:font-size="18pt" style:font-size-asian="18pt" style:font-size-complex="18pt"/>
    </style:style>
    <style:style style:name="T10_39" style:family="text">
      <style:text-properties fo:font-size="18pt" style:font-size-asian="18pt" style:font-size-complex="18pt"/>
    </style:style>
    <style:style style:name="T10_4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P11" style:family="paragraph" style:parent-style-name="Standard">
      <style:paragraph-properties fo:break-before="auto" fo:text-indent="0cm" fo:line-height="115%" fo:margin-left="1.958cm" fo:margin-right="2.037cm" style:writing-mode="lr-tb"/>
      <style:text-properties style:font-name="Droid Sans" fo:font-size="18pt" style:font-name-asian="Droid Sans" style:font-size-asian="18pt" style:font-name-complex="Droid Sans" style:font-size-complex="18pt"/>
    </style:style>
    <style:style style:name="P12" style:family="paragraph" style:parent-style-name="Standard">
      <style:paragraph-properties fo:break-before="auto" fo:text-indent="0cm" fo:line-height="115%" fo:margin-left="1.958cm" fo:margin-right="2.037cm" style:writing-mode="lr-tb"/>
    </style:style>
    <style:style style:name="T12_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3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3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3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3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3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P13" style:family="paragraph" style:parent-style-name="Heading_20_1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Heading_20_2">
      <style:paragraph-properties fo:break-before="auto" fo:text-indent="0cm" fo:line-height="115%" fo:margin-lef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Heading_20_2">
      <style:paragraph-properties fo:break-before="auto" fo:text-indent="0cm" fo:line-height="115%" fo:margin-lef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text-indent="0cm" fo:line-height="115%" fo:margin-left="0cm" style:writing-mode="lr-tb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P52" style:family="paragraph" style:parent-style-name="Standard">
      <style:paragraph-properties fo:break-before="auto" fo:text-indent="0cm" fo:line-height="115%" fo:margin-left="0cm" style:writing-mode="lr-tb"/>
    </style:style>
    <style:style style:name="P53" style:family="paragraph" style:parent-style-name="Heading_20_2">
      <style:paragraph-properties fo:break-before="auto" fo:text-indent="0cm" fo:line-height="115%" fo:margin-lef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T54_5" style:family="text">
      <style:text-properties fo:font-size="12pt" style:font-size-asian="12pt" style:font-size-complex="12pt"/>
    </style:style>
    <style:style style:name="T54_6" style:family="text">
      <style:text-properties fo:font-size="12pt" style:font-size-asian="12pt" style:font-size-complex="12pt"/>
    </style:style>
    <style:style style:name="T54_7" style:family="text">
      <style:text-properties fo:font-size="12pt" style:font-size-asian="12pt" style:font-size-complex="12pt"/>
    </style:style>
    <style:style style:name="T54_8" style:family="text">
      <style:text-properties fo:font-size="12pt" style:font-size-asian="12pt" style:font-size-complex="12pt"/>
    </style:style>
    <style:style style:name="T54_9" style:family="text">
      <style:text-properties fo:font-size="12pt" style:font-size-asian="12pt" style:font-size-complex="12pt"/>
    </style:style>
    <style:style style:name="T54_10" style:family="text">
      <style:text-properties fo:font-size="12pt" style:font-size-asian="12pt" style:font-size-complex="12pt"/>
    </style:style>
    <style:style style:name="T54_11" style:family="text">
      <style:text-properties fo:font-size="12pt" style:font-size-asian="12pt" style:font-size-complex="12pt"/>
    </style:style>
    <style:style style:name="T54_12" style:family="text">
      <style:text-properties fo:font-size="12pt" style:font-size-asian="12pt" style:font-size-complex="12pt"/>
    </style:style>
    <style:style style:name="T54_13" style:family="text">
      <style:text-properties fo:font-size="12pt" style:font-size-asian="12pt" style:font-size-complex="12pt"/>
    </style:style>
    <style:style style:name="T54_14" style:family="text">
      <style:text-properties fo:font-size="12pt" style:font-size-asian="12pt" style:font-size-complex="12pt"/>
    </style:style>
    <style:style style:name="T54_15" style:family="text">
      <style:text-properties fo:font-size="12pt" style:font-size-asian="12pt" style:font-size-complex="12pt"/>
    </style:style>
    <style:style style:name="T54_16" style:family="text">
      <style:text-properties fo:font-size="12pt" style:font-size-asian="12pt" style:font-size-complex="12pt"/>
    </style:style>
    <style:style style:name="T54_17" style:family="text">
      <style:text-properties fo:font-size="12pt" style:font-size-asian="12pt" style:font-size-complex="12pt"/>
    </style:style>
    <style:style style:name="T54_18" style:family="text">
      <style:text-properties fo:font-size="12pt" style:font-size-asian="12pt" style:font-size-complex="12pt"/>
    </style:style>
    <style:style style:name="T54_19" style:family="text">
      <style:text-properties fo:font-size="12pt" style:font-size-asian="12pt" style:font-size-complex="12pt"/>
    </style:style>
    <style:style style:name="T54_20" style:family="text">
      <style:text-properties fo:font-size="12pt" style:font-size-asian="12pt" style:font-size-complex="12pt"/>
    </style:style>
    <style:style style:name="T54_21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text-indent="0cm" fo:line-height="115%" fo:margin-left="0cm" style:writing-mode="lr-tb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.053cm" fo:orphans="2" fo:widows="2" style:writing-mode="lr-tb"/>
    </style:style>
    <style:style style:name="P65" style:family="paragraph" style:parent-style-name="Heading_20_2">
      <style:paragraph-properties fo:break-before="auto" fo:text-indent="0cm" fo:line-height="115%" fo:margin-lef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71_2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71_3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71_4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71_5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P75" style:family="paragraph" style:parent-style-name="Standard">
      <style:paragraph-properties fo:break-before="auto" fo:text-indent="0cm" fo:line-height="115%" fo:margin-left="0cm" style:writing-mode="lr-tb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P87" style:family="paragraph" style:parent-style-name="Standard">
      <style:paragraph-properties fo:break-before="auto" fo:text-indent="0cm" fo:line-height="115%" fo:margin-left="0cm" style:writing-mode="lr-tb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P93" style:family="paragraph" style:parent-style-name="Standard">
      <style:paragraph-properties fo:break-before="auto" fo:line-height="115%" fo:margin-top="0cm" fo:margin-bottom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P94" style:family="paragraph" style:parent-style-name="Standard">
      <style:paragraph-properties fo:break-before="auto" fo:text-indent="0cm" fo:line-height="115%" fo:margin-left="0cm" style:writing-mode="lr-tb"/>
    </style:style>
    <style:style style:name="P95" style:family="paragraph" style:parent-style-name="Heading_20_2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P96" style:family="paragraph" style:parent-style-name="Standard">
      <style:paragraph-properties fo:break-before="auto" fo:text-indent="0cm" fo:line-height="115%" fo:margin-left="-0.053cm" style:writing-mode="lr-tb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P107" style:family="paragraph" style:parent-style-name="Standard">
      <style:paragraph-properties fo:break-before="auto" fo:line-height="115%" fo:margin-top="0cm" fo:margin-bottom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P108" style:family="paragraph" style:parent-style-name="Standard">
      <style:paragraph-properties fo:break-before="auto" fo:text-indent="0cm" fo:line-height="115%" fo:margin-left="0cm" style:writing-mode="lr-tb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P117" style:family="paragraph" style:parent-style-name="Standard">
      <style:paragraph-properties fo:break-before="auto" fo:line-height="115%" fo:margin-top="0cm" fo:margin-bottom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P118" style:family="paragraph" style:parent-style-name="Standard">
      <style:paragraph-properties fo:break-before="auto" fo:text-indent="0cm" fo:line-height="115%" fo:margin-left="0cm" style:writing-mode="lr-tb"/>
    </style:style>
    <style:style style:name="P119" style:family="paragraph" style:parent-style-name="Heading_20_2">
      <style:paragraph-properties fo:break-before="auto" fo:text-indent="0cm" fo:line-height="115%" fo:margin-left="0cm" style:writing-mode="lr-tb"/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break-before="auto" fo:text-indent="0cm" fo:line-height="115%" fo:margin-left="0cm" style:writing-mode="lr-tb"/>
    </style:style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>
      <style:text-properties fo:font-style="italic" style:font-style-asian="italic" style:font-style-complex="italic"/>
    </style:style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T136_2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P139" style:family="paragraph" style:parent-style-name="Standard">
      <style:paragraph-properties fo:break-before="auto" fo:line-height="115%" fo:margin-top="0cm" fo:margin-bottom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P140" style:family="paragraph" style:parent-style-name="Standard">
      <style:paragraph-properties fo:break-before="auto" fo:text-indent="0cm" fo:line-height="115%" fo:margin-left="0cm" style:writing-mode="lr-tb"/>
    </style:style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P145" style:family="paragraph" style:parent-style-name="Standard">
      <style:paragraph-properties fo:break-before="auto" fo:line-height="115%" fo:margin-top="0cm" fo:margin-bottom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P146" style:family="paragraph" style:parent-style-name="Standard">
      <style:paragraph-properties fo:break-before="auto" fo:text-indent="0cm" fo:line-height="115%" fo:margin-left="0cm" style:writing-mode="lr-tb"/>
    </style:style>
    <style:style style:name="P147" style:family="paragraph" style:parent-style-name="Standard">
      <style:paragraph-properties fo:break-before="auto" fo:line-height="115%" fo:margin-top="0cm" fo:margin-bottom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P148" style:family="paragraph" style:parent-style-name="Standard">
      <style:paragraph-properties fo:break-before="auto" fo:text-indent="0cm" fo:line-height="115%" fo:margin-left="0cm" style:writing-mode="lr-tb"/>
    </style:style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P158" style:family="paragraph" style:parent-style-name="Standard">
      <style:paragraph-properties fo:break-before="auto" fo:line-height="115%" fo:margin-top="0cm" fo:margin-bottom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P159" style:family="paragraph" style:parent-style-name="Standard">
      <style:paragraph-properties fo:break-before="auto" fo:text-indent="0cm" fo:line-height="115%" fo:margin-left="0cm" style:writing-mode="lr-tb"/>
    </style:style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>
      <style:text-properties fo:font-style="italic" style:font-style-asian="italic" style:font-style-complex="italic"/>
    </style:style>
    <style:style style:name="T162_16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>
      <style:text-properties fo:font-style="italic" style:font-style-asian="italic" style:font-style-complex="italic"/>
    </style:style>
    <style:style style:name="T163_10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P168" style:family="paragraph" style:parent-style-name="Standard">
      <style:paragraph-properties fo:break-before="auto" fo:line-height="115%" fo:margin-top="0cm" fo:margin-bottom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>
      <style:text-properties fo:font-style="italic" style:font-style-asian="italic" style:font-style-complex="italic"/>
    </style:style>
    <style:style style:name="T168_14" style:family="text"/>
    <style:style style:name="T168_15" style:family="text">
      <style:text-properties fo:background-color="#cc4125" fo:color="#ffffff"/>
    </style:style>
    <style:style style:name="T168_16" style:family="text">
      <style:text-properties fo:background-color="#cc4125" fo:color="#ffffff"/>
    </style:style>
    <style:style style:name="T168_17" style:family="text">
      <style:text-properties fo:background-color="#cc4125" fo:color="#ffffff"/>
    </style:style>
    <style:style style:name="T168_18" style:family="text">
      <style:text-properties fo:background-color="#cc4125" fo:color="#ffffff"/>
    </style:style>
    <style:style style:name="T168_19" style:family="text">
      <style:text-properties fo:background-color="#cc4125" fo:color="#ffffff"/>
    </style:style>
    <style:style style:name="T168_20" style:family="text">
      <style:text-properties fo:background-color="#cc4125" fo:color="#ffffff"/>
    </style:style>
    <style:style style:name="T168_21" style:family="text">
      <style:text-properties fo:background-color="#cc4125" fo:color="#ffffff"/>
    </style:style>
    <style:style style:name="T168_22" style:family="text"/>
    <style:style style:name="T168_23" style:family="text"/>
    <style:style style:name="P169" style:family="paragraph" style:parent-style-name="Standard">
      <style:paragraph-properties fo:break-before="auto" fo:text-indent="0cm" fo:line-height="115%" fo:margin-left="0cm" style:writing-mode="lr-tb"/>
    </style:style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>
      <style:text-properties fo:font-style="italic" style:font-style-asian="italic" style:font-style-complex="italic"/>
    </style:style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P184" style:family="paragraph" style:parent-style-name="Standard">
      <style:paragraph-properties fo:break-before="auto" fo:line-height="115%" fo:margin-top="0cm" fo:margin-bottom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P185" style:family="paragraph" style:parent-style-name="Standard">
      <style:paragraph-properties fo:break-before="auto" fo:text-indent="0cm" fo:line-height="115%" fo:margin-left="0cm" style:writing-mode="lr-tb"/>
    </style:style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>
      <style:text-properties fo:background-color="#cc4125" fo:color="#ffffff"/>
    </style:style>
    <style:style style:name="T187_40" style:family="text">
      <style:text-properties fo:background-color="#cc4125" fo:color="#ffffff"/>
    </style:style>
    <style:style style:name="T187_41" style:family="text">
      <style:text-properties fo:background-color="#cc4125" fo:color="#ffffff"/>
    </style:style>
    <style:style style:name="T187_42" style:family="text">
      <style:text-properties fo:background-color="#cc4125" fo:color="#ffffff"/>
    </style:style>
    <style:style style:name="T187_43" style:family="text">
      <style:text-properties fo:background-color="#cc4125" fo:color="#ffffff"/>
    </style:style>
    <style:style style:name="T187_44" style:family="text">
      <style:text-properties fo:background-color="#cc4125" fo:color="#ffffff"/>
    </style:style>
    <style:style style:name="T187_45" style:family="text">
      <style:text-properties fo:background-color="#cc4125" fo:color="#ffffff"/>
    </style:style>
    <style:style style:name="T187_46" style:family="text"/>
    <style:style style:name="P188" style:family="paragraph" style:parent-style-name="Standard">
      <style:paragraph-properties fo:break-before="auto" fo:line-height="115%" fo:margin-top="0cm" fo:margin-bottom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P189" style:family="paragraph" style:parent-style-name="Standard">
      <style:paragraph-properties fo:break-before="auto" fo:text-indent="0cm" fo:line-height="115%" fo:margin-left="0cm" style:writing-mode="lr-tb"/>
    </style:style>
    <style:style style:name="P190" style:family="paragraph" style:parent-style-name="Heading_20_2">
      <style:paragraph-properties fo:break-before="auto" fo:text-indent="0cm" fo:line-height="115%" fo:margin-left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P191" style:family="paragraph" style:parent-style-name="Standard">
      <style:paragraph-properties fo:break-before="auto" fo:text-indent="0cm" fo:line-height="115%" fo:margin-left="0cm" style:writing-mode="lr-tb"/>
    </style:style>
    <style:style style:name="P192" style:family="paragraph" style:parent-style-name="Standard">
      <style:paragraph-properties fo:break-before="auto" fo:text-indent="0cm" fo:line-height="115%" fo:margin-left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/>
    <style:style style:name="T192_50" style:family="text"/>
    <style:style style:name="T192_51" style:family="text"/>
    <style:style style:name="T192_52" style:family="text"/>
    <style:style style:name="T192_53" style:family="text"/>
    <style:style style:name="T192_54" style:family="text"/>
    <style:style style:name="T192_55" style:family="text"/>
    <style:style style:name="T192_56" style:family="text"/>
    <style:style style:name="T192_57" style:family="text">
      <style:text-properties fo:font-style="italic" style:font-style-asian="italic" style:font-style-complex="italic"/>
    </style:style>
    <style:style style:name="T192_58" style:family="text"/>
    <style:style style:name="T192_59" style:family="text"/>
    <style:style style:name="T192_60" style:family="text"/>
    <style:style style:name="T192_61" style:family="text"/>
    <style:style style:name="T192_62" style:family="text"/>
    <style:style style:name="T192_63" style:family="text"/>
    <style:style style:name="T192_64" style:family="text"/>
    <style:style style:name="T192_65" style:family="text"/>
    <style:style style:name="T192_66" style:family="text"/>
    <style:style style:name="T192_67" style:family="text"/>
    <style:style style:name="T192_68" style:family="text"/>
    <style:style style:name="T192_69" style:family="text">
      <style:text-properties fo:background-color="#cc4125" fo:color="#ffffff"/>
    </style:style>
    <style:style style:name="T192_70" style:family="text">
      <style:text-properties fo:background-color="#cc4125" fo:color="#ffffff"/>
    </style:style>
    <style:style style:name="T192_71" style:family="text">
      <style:text-properties fo:background-color="#cc4125" fo:color="#ffffff"/>
    </style:style>
    <style:style style:name="T192_72" style:family="text">
      <style:text-properties fo:background-color="#cc4125" fo:color="#ffffff"/>
    </style:style>
    <style:style style:name="T192_73" style:family="text">
      <style:text-properties fo:background-color="#cc4125" fo:color="#ffffff"/>
    </style:style>
    <style:style style:name="T192_74" style:family="text">
      <style:text-properties fo:background-color="#cc4125" fo:color="#ffffff"/>
    </style:style>
    <style:style style:name="T192_75" style:family="text">
      <style:text-properties fo:background-color="#cc4125" fo:color="#ffffff"/>
    </style:style>
    <style:style style:name="T192_76" style:family="text"/>
    <style:style style:name="P193" style:family="paragraph" style:parent-style-name="Heading_20_2">
      <style:paragraph-properties fo:break-before="auto" fo:line-height="115%" style:writing-mode="lr-tb"/>
    </style:style>
    <style:style style:name="P194" style:family="paragraph" style:parent-style-name="Heading_20_2">
      <style:paragraph-properties fo:break-before="page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P198" style:family="paragraph" style:parent-style-name="Standard">
      <style:paragraph-properties fo:break-before="auto" fo:line-height="115%" fo:margin-top="0cm" fo:margin-bottom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Heading_20_2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P203" style:family="paragraph" style:parent-style-name="Heading_20_1">
      <style:paragraph-properties fo:break-before="page" fo:line-height="115%" style:writing-mode="lr-tb"/>
    </style:style>
    <style:style style:name="T203_1" style:family="text"/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fo:margin-top="0cm" style:writing-mode="lr-tb"/>
    </style:style>
    <style:style style:name="T205_1" style:family="text"/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/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/>
    <style:style style:name="T212_2" style:family="text"/>
    <style:style style:name="T212_3" style:family="text"/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/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P219" style:family="paragraph" style:parent-style-name="Standard">
      <style:paragraph-properties fo:break-before="auto" fo:line-height="115%" fo:margin-top="0cm" style:writing-mode="lr-tb"/>
    </style:style>
    <style:style style:name="T219_1" style:family="text"/>
    <style:style style:name="T219_2" style:family="text"/>
    <style:style style:name="T219_3" style:family="text"/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P222" style:family="paragraph" style:parent-style-name="Standard">
      <style:paragraph-properties fo:break-before="auto" fo:line-height="115%" fo:margin-top="0cm" fo:margin-bottom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</office:automatic-styles>
  <office:body>
    <office:text>
      <text:p text:style-name="P1"/>
      <text:p text:style-name="P2"><text:bookmark-start text:name="h.eeqxlpar77ik"/><text:bookmark-end text:name="h.eeqxlpar77ik"/><text:span text:style-name="T2_1">Wikilt</text:span></text:p>
      <text:p text:style-name="P3"><text:bookmark-start text:name="h.rpm4uqazh497"/><text:bookmark-end text:name="h.rpm4uqazh497"/><text:span text:style-name="T3_1">Kilts</text:span><text:span text:style-name="T3_2"><text:s/></text:span><text:span text:style-name="T3_3">worn</text:span><text:span text:style-name="T3_4"><text:s/></text:span><text:span text:style-name="T3_5">high</text:span><text:span text:style-name="T3_6"><text:s/></text:span><text:span text:style-name="T3_7">and</text:span><text:span text:style-name="T3_8"><text:s/></text:span><text:span text:style-name="T3_9">short</text:span></text:p>
      <text:p text:style-name="P4"/>
      <text:p text:style-name="P5"/>
      <text:p text:style-name="P6"/>
      <text:p text:style-name="P7"/>
      <text:p text:style-name="P8"><text:span text:style-name="T8_1">Kilts</text:span><text:span text:style-name="T8_2"><text:s/></text:span><text:span text:style-name="T8_3">are</text:span><text:span text:style-name="T8_4"><text:s/></text:span><text:span text:style-name="T8_5">among</text:span><text:span text:style-name="T8_6"><text:s/></text:span><text:span text:style-name="T8_7">the</text:span><text:span text:style-name="T8_8"><text:s/></text:span><text:span text:style-name="T8_9">most</text:span><text:span text:style-name="T8_10"><text:s/></text:span><text:span text:style-name="T8_11">important</text:span><text:span text:style-name="T8_12"><text:s/></text:span><text:span text:style-name="T8_13">things</text:span><text:span text:style-name="T8_14"><text:s/></text:span><text:span text:style-name="T8_15">for</text:span><text:span text:style-name="T8_16"><text:s/></text:span><text:span text:style-name="T8_17">Scottish</text:span><text:span text:style-name="T8_18">.<text:s/></text:span><text:span text:style-name="T8_19">A</text:span><text:span text:style-name="T8_20"><text:s/></text:span><text:span text:style-name="T8_21">torn</text:span><text:span text:style-name="T8_22"><text:s/></text:span><text:span text:style-name="T8_23">one</text:span><text:span text:style-name="T8_24"><text:s/></text:span><text:span text:style-name="T8_25">can</text:span><text:span text:style-name="T8_26"><text:s/></text:span><text:span text:style-name="T8_27">create</text:span><text:span text:style-name="T8_28"><text:s/></text:span><text:span text:style-name="T8_29">a</text:span><text:span text:style-name="T8_30"><text:s/></text:span><text:span text:style-name="T8_31">disaster</text:span><text:span text:style-name="T8_32">.</text:span></text:p>
      <text:p text:style-name="P9"/>
      <text:p text:style-name="P10"><text:span text:style-name="T10_1">Wikilt</text:span><text:span text:style-name="T10_2"><text:s/></text:span><text:span text:style-name="T10_3">was</text:span><text:span text:style-name="T10_4"><text:s/></text:span><text:span text:style-name="T10_5">created</text:span><text:span text:style-name="T10_6"><text:s/></text:span><text:span text:style-name="T10_7">to</text:span><text:span text:style-name="T10_8"><text:s/></text:span><text:span text:style-name="T10_9">sew</text:span><text:span text:style-name="T10_10"><text:s/></text:span><text:span text:style-name="T10_11">torn</text:span><text:span text:style-name="T10_12"><text:s/></text:span><text:span text:style-name="T10_13">kilts</text:span><text:span text:style-name="T10_14">.<text:s/></text:span><text:span text:style-name="T10_15">We</text:span><text:span text:style-name="T10_16"><text:s/></text:span><text:span text:style-name="T10_17">gather</text:span><text:span text:style-name="T10_18"><text:s/></text:span><text:span text:style-name="T10_19">experts</text:span><text:span text:style-name="T10_20"><text:s/></text:span><text:span text:style-name="T10_21">who</text:span><text:span text:style-name="T10_22"><text:s/></text:span><text:span text:style-name="T10_23">can</text:span><text:span text:style-name="T10_24"><text:s/></text:span><text:span text:style-name="T10_25">solve</text:span><text:span text:style-name="T10_26"><text:s/></text:span><text:span text:style-name="T10_27">your</text:span><text:span text:style-name="T10_28"><text:s/></text:span><text:span text:style-name="T10_29">main</text:span><text:span text:style-name="T10_30"><text:s/></text:span><text:span text:style-name="T10_31">scottish</text:span><text:span text:style-name="T10_32"><text:s/></text:span><text:span text:style-name="T10_33">problem</text:span><text:span text:style-name="T10_34"><text:s/></text:span><text:span text:style-name="T10_35">nearby</text:span><text:span text:style-name="T10_36"><text:s/></text:span><text:span text:style-name="T10_37">your</text:span><text:span text:style-name="T10_38"><text:s/></text:span><text:span text:style-name="T10_39">home</text:span><text:span text:style-name="T10_40">:<text:s/></text:span><text:span text:style-name="T10_41">it</text:span><text:span text:style-name="T10_42">'</text:span><text:span text:style-name="T10_43">s</text:span><text:span text:style-name="T10_44"><text:s/></text:span><text:span text:style-name="T10_45">a</text:span><text:span text:style-name="T10_46"><text:s/></text:span><text:span text:style-name="T10_47">help</text:span><text:span text:style-name="T10_48"><text:s/></text:span><text:span text:style-name="T10_49">network</text:span><text:span text:style-name="T10_50"><text:s/></text:span><text:span text:style-name="T10_51">that</text:span><text:span text:style-name="T10_52"><text:s/></text:span><text:span text:style-name="T10_53">everyone</text:span><text:span text:style-name="T10_54"><text:s/></text:span><text:span text:style-name="T10_55">can</text:span><text:span text:style-name="T10_56"><text:s/></text:span><text:span text:style-name="T10_57">join</text:span><text:span text:style-name="T10_58">.</text:span></text:p>
      <text:p text:style-name="P11"/>
      <text:p text:style-name="P12"><text:span text:style-name="T12_1">Never</text:span><text:span text:style-name="T12_2"><text:s/></text:span><text:span text:style-name="T12_3">burst</text:span><text:span text:style-name="T12_4"><text:s/></text:span><text:span text:style-name="T12_5">into</text:span><text:span text:style-name="T12_6"><text:s/></text:span><text:span text:style-name="T12_7">tears</text:span><text:span text:style-name="T12_8"><text:s/></text:span><text:span text:style-name="T12_9">anymore</text:span><text:span text:style-name="T12_10"><text:s/></text:span><text:span text:style-name="T12_11">the</text:span><text:span text:style-name="T12_12"><text:s/></text:span><text:span text:style-name="T12_13">eve</text:span><text:span text:style-name="T12_14"><text:s/></text:span><text:span text:style-name="T12_15">of</text:span><text:span text:style-name="T12_16"><text:s/></text:span><text:span text:style-name="T12_17">Saint</text:span><text:span text:style-name="T12_18">-</text:span><text:span text:style-name="T12_19">Andrew</text:span><text:span text:style-name="T12_20">'</text:span><text:span text:style-name="T12_21">s</text:span><text:span text:style-name="T12_22"><text:s/></text:span><text:span text:style-name="T12_23">Day</text:span><text:span text:style-name="T12_24"><text:s/></text:span><text:span text:style-name="T12_25">because</text:span><text:span text:style-name="T12_26"><text:s/></text:span><text:span text:style-name="T12_27">your</text:span><text:span text:style-name="T12_28"><text:s/></text:span><text:span text:style-name="T12_29">kilt</text:span><text:span text:style-name="T12_30"><text:s/></text:span><text:span text:style-name="T12_31">is</text:span><text:span text:style-name="T12_32"><text:s/></text:span><text:span text:style-name="T12_33">torn</text:span><text:span text:style-name="T12_34">!</text:span></text:p>
      <text:h text:style-name="P13" text:outline-level="10"><text:bookmark-start text:name="h.9on0pd7ufu3l"/><text:bookmark-end text:name="h.9on0pd7ufu3l"/><text:span text:style-name="T13_1">Functionalities</text:span></text:h>
      <text:p text:style-name="P14"/>
      <text:h text:style-name="P15" text:outline-level="10"><text:bookmark-start text:name="h.im75bhk4opj0"/><text:bookmark-end text:name="h.im75bhk4opj0"/><text:span text:style-name="T15_1">Types</text:span><text:span text:style-name="T15_2"><text:s/></text:span><text:span text:style-name="T15_3">of</text:span><text:span text:style-name="T15_4"><text:s/></text:span><text:span text:style-name="T15_5">request</text:span></text:h>
      <text:p text:style-name="P16"><text:span text:style-name="T16_1">Here</text:span><text:span text:style-name="T16_2"><text:s/></text:span><text:span text:style-name="T16_3">are</text:span><text:span text:style-name="T16_4"><text:s/></text:span><text:span text:style-name="T16_5">the</text:span><text:span text:style-name="T16_6"><text:s/></text:span><text:span text:style-name="T16_7">types</text:span><text:span text:style-name="T16_8"><text:s/></text:span><text:span text:style-name="T16_9">of</text:span><text:span text:style-name="T16_10"><text:s/></text:span><text:span text:style-name="T16_11">request</text:span><text:span text:style-name="T16_12"><text:s/></text:span><text:span text:style-name="T16_13">that</text:span><text:span text:style-name="T16_14"><text:s/></text:span><text:span text:style-name="T16_15">people</text:span><text:span text:style-name="T16_16"><text:s/></text:span><text:span text:style-name="T16_17">define</text:span><text:span text:style-name="T16_18"><text:s/></text:span><text:span text:style-name="T16_19">to</text:span><text:span text:style-name="T16_20"><text:s/></text:span><text:span text:style-name="T16_21">find</text:span><text:span text:style-name="T16_22"><text:s/></text:span><text:span text:style-name="T16_23">help</text:span><text:span text:style-name="T16_24"><text:s/></text:span><text:span text:style-name="T16_25">or</text:span><text:span text:style-name="T16_26"><text:s/></text:span><text:span text:style-name="T16_27">to</text:span><text:span text:style-name="T16_28"><text:s/></text:span><text:span text:style-name="T16_29">specify</text:span><text:span text:style-name="T16_30"><text:s/></text:span><text:span text:style-name="T16_31">in</text:span><text:span text:style-name="T16_32"><text:s/></text:span><text:span text:style-name="T16_33">their</text:span><text:span text:style-name="T16_34"><text:s/></text:span><text:span text:style-name="T16_35">dashboard</text:span><text:span text:style-name="T16_36"><text:s/></text:span><text:span text:style-name="T16_37">how</text:span><text:span text:style-name="T16_38"><text:s/></text:span><text:span text:style-name="T16_39">they</text:span><text:span text:style-name="T16_40"><text:s/></text:span><text:span text:style-name="T16_41">can</text:span><text:span text:style-name="T16_42"><text:s/></text:span><text:span text:style-name="T16_43">help</text:span><text:span text:style-name="T16_44"><text:s/></text:span><text:span text:style-name="T16_45">others</text:span><text:span text:style-name="T16_46">.</text:span></text:p>
      <text:p text:style-name="P17"/>
      <text:list text:style-name="LS1" xml:id="list0">
        <text:list-item>
          <text:p text:style-name="P18"><text:span text:style-name="T18_1">Kilt</text:span><text:span text:style-name="T18_2"><text:s/></text:span><text:span text:style-name="T18_3">size</text:span><text:span text:style-name="T18_4"><text:s/></text:span><text:span text:style-name="T18_5">alterations</text:span></text:p>
          <text:list>
            <text:list-item>
              <text:p text:style-name="P19"><text:span text:style-name="T19_1">Complete</text:span><text:span text:style-name="T19_2"><text:s/></text:span><text:span text:style-name="T19_3">rebuild</text:span></text:p>
            </text:list-item>
            <text:list-item>
              <text:p text:style-name="P20"><text:span text:style-name="T20_1">Apron</text:span><text:span text:style-name="T20_2"><text:s/></text:span><text:span text:style-name="T20_3">resizing</text:span><text:span text:style-name="T20_4"><text:s/>(</text:span><text:span text:style-name="T20_5">extension</text:span><text:span text:style-name="T20_6"><text:s/></text:span><text:span text:style-name="T20_7">or</text:span><text:span text:style-name="T20_8"><text:s/></text:span><text:span text:style-name="T20_9">reduction</text:span><text:span text:style-name="T20_10">)</text:span></text:p>
            </text:list-item>
          </text:list>
        </text:list-item>
        <text:list-item>
          <text:p text:style-name="P21"><text:span text:style-name="T21_1">Kilt</text:span><text:span text:style-name="T21_2"><text:s/></text:span><text:span text:style-name="T21_3">repair</text:span></text:p>
          <text:list>
            <text:list-item>
              <text:p text:style-name="P22"><text:span text:style-name="T22_1">Lining</text:span><text:span text:style-name="T22_2"><text:s/></text:span><text:span text:style-name="T22_3">replacement</text:span></text:p>
            </text:list-item>
            <text:list-item>
              <text:p text:style-name="P23"><text:span text:style-name="T23_1">Pleats</text:span><text:span text:style-name="T23_2"><text:s/></text:span><text:span text:style-name="T23_3">adjustments</text:span></text:p>
            </text:list-item>
            <text:list-item>
              <text:p text:style-name="P24"><text:span text:style-name="T24_1">Hem</text:span><text:span text:style-name="T24_2"><text:s/></text:span><text:span text:style-name="T24_3">repair</text:span></text:p>
            </text:list-item>
            <text:list-item>
              <text:p text:style-name="P25"><text:span text:style-name="T25_1">Pinholes</text:span><text:span text:style-name="T25_2"><text:s/></text:span><text:span text:style-name="T25_3">repair</text:span></text:p>
            </text:list-item>
          </text:list>
        </text:list-item>
        <text:list-item>
          <text:p text:style-name="P26"><text:span text:style-name="T26_1">Belts</text:span></text:p>
          <text:list>
            <text:list-item>
              <text:p text:style-name="P27"><text:span text:style-name="T27_1">Extenders</text:span></text:p>
            </text:list-item>
            <text:list-item>
              <text:p text:style-name="P28"><text:span text:style-name="T28_1">Replacement</text:span></text:p>
            </text:list-item>
            <text:list-item>
              <text:p text:style-name="P29"><text:span text:style-name="T29_1">Repairs</text:span></text:p>
            </text:list-item>
          </text:list>
        </text:list-item>
        <text:list-item>
          <text:p text:style-name="P30"><text:span text:style-name="T30_1">Buckles</text:span><text:span text:style-name="T30_2"><text:s/></text:span><text:span text:style-name="T30_3">and</text:span><text:span text:style-name="T30_4"><text:s/></text:span><text:span text:style-name="T30_5">straps</text:span></text:p>
          <text:list>
            <text:list-item>
              <text:p text:style-name="P31"><text:span text:style-name="T31_1">Extenders</text:span></text:p>
            </text:list-item>
            <text:list-item>
              <text:p text:style-name="P32"><text:span text:style-name="T32_1">Replacement</text:span></text:p>
            </text:list-item>
            <text:list-item>
              <text:p text:style-name="P33"><text:span text:style-name="T33_1">Repairs</text:span></text:p>
            </text:list-item>
          </text:list>
        </text:list-item>
        <text:list-item>
          <text:p text:style-name="P34"><text:span text:style-name="T34_1">Sporran</text:span></text:p>
          <text:list>
            <text:list-item>
              <text:p text:style-name="P35"><text:span text:style-name="T35_1">Replacement</text:span></text:p>
            </text:list-item>
            <text:list-item>
              <text:p text:style-name="P36"><text:span text:style-name="T36_1">Repairs</text:span></text:p>
            </text:list-item>
            <text:list-item>
              <text:p text:style-name="P37"><text:span text:style-name="T37_1">Closure</text:span><text:span text:style-name="T37_2"><text:s/></text:span><text:span text:style-name="T37_3">press</text:span><text:span text:style-name="T37_4"><text:s/></text:span><text:span text:style-name="T37_5">stud</text:span><text:span text:style-name="T37_6"><text:s/></text:span><text:span text:style-name="T37_7">replacement</text:span></text:p>
            </text:list-item>
            <text:list-item>
              <text:p text:style-name="P38"><text:span text:style-name="T38_1">Leather</text:span><text:span text:style-name="T38_2"><text:s/></text:span><text:span text:style-name="T38_3">strap</text:span><text:span text:style-name="T38_4"><text:s/></text:span><text:span text:style-name="T38_5">replacement</text:span></text:p>
            </text:list-item>
          </text:list>
        </text:list-item>
        <text:list-item>
          <text:p text:style-name="P39"><text:span text:style-name="T39_1">Others</text:span><text:span text:style-name="T39_2"><text:s/>/<text:s/></text:span><text:span text:style-name="T39_3">I</text:span><text:span text:style-name="T39_4"><text:s/></text:span><text:span text:style-name="T39_5">don</text:span><text:span text:style-name="T39_6">’</text:span><text:span text:style-name="T39_7">t</text:span><text:span text:style-name="T39_8"><text:s/></text:span><text:span text:style-name="T39_9">know</text:span><text:span text:style-name="T39_10">:<text:s/></text:span><text:span text:style-name="T39_11">specify</text:span><text:span text:style-name="T39_12">.</text:span></text:p>
        </text:list-item>
      </text:list>
      <text:p text:style-name="P40"/>
      <text:h text:style-name="P41" text:outline-level="10"><text:bookmark-start text:name="h.1lucmoeuu6xw"/><text:bookmark-end text:name="h.1lucmoeuu6xw"/><text:span text:style-name="T41_1">Browse</text:span><text:span text:style-name="T41_2"><text:s/></text:span><text:span text:style-name="T41_3">people</text:span><text:span text:style-name="T41_4">/</text:span><text:span text:style-name="T41_5">places</text:span><text:span text:style-name="T41_6"><text:s/></text:span><text:span text:style-name="T41_7">that</text:span><text:span text:style-name="T41_8"><text:s/></text:span><text:span text:style-name="T41_9">can</text:span><text:span text:style-name="T41_10"><text:s/></text:span><text:span text:style-name="T41_11">help</text:span></text:h>
      <text:p text:style-name="P42"/>
      <text:list text:style-name="LS1" xml:id="list22">
        <text:list-item>
          <text:p text:style-name="P43"><text:span text:style-name="T43_1">With</text:span><text:span text:style-name="T43_2"><text:s/></text:span><text:span text:style-name="T43_3">geolocation</text:span><text:span text:style-name="T43_4"><text:s/></text:span><text:span text:style-name="T43_5">or</text:span><text:span text:style-name="T43_6"><text:s/></text:span><text:span text:style-name="T43_7">by</text:span><text:span text:style-name="T43_8"><text:s/></text:span><text:span text:style-name="T43_9">entering</text:span><text:span text:style-name="T43_10"><text:s/></text:span><text:span text:style-name="T43_11">a</text:span><text:span text:style-name="T43_12"><text:s/></text:span><text:span text:style-name="T43_13">postcode</text:span></text:p>
        </text:list-item>
        <text:list-item>
          <text:p text:style-name="P44"><text:span text:style-name="T44_1">Specify</text:span><text:span text:style-name="T44_2"><text:s/></text:span><text:span text:style-name="T44_3">what</text:span><text:span text:style-name="T44_4"><text:s/></text:span><text:span text:style-name="T44_5">kind</text:span><text:span text:style-name="T44_6"><text:s/></text:span><text:span text:style-name="T44_7">of</text:span><text:span text:style-name="T44_8"><text:s/></text:span><text:span text:style-name="T44_9">help</text:span><text:span text:style-name="T44_10"><text:s/></text:span><text:span text:style-name="T44_11">you</text:span><text:span text:style-name="T44_12"><text:s/></text:span><text:span text:style-name="T44_13">need</text:span><text:span text:style-name="T44_14"><text:s/>(</text:span><text:span text:style-name="T44_15">optional</text:span><text:span text:style-name="T44_16">)</text:span></text:p>
        </text:list-item>
        <text:list-item>
          <text:p text:style-name="P45"><text:span text:style-name="T45_1">Show</text:span><text:span text:style-name="T45_2"><text:s/></text:span><text:span text:style-name="T45_3">a</text:span><text:span text:style-name="T45_4"><text:s/></text:span><text:span text:style-name="T45_5">map</text:span><text:span text:style-name="T45_6"><text:s/></text:span><text:span text:style-name="T45_7">with</text:span><text:span text:style-name="T45_8"><text:s/></text:span><text:span text:style-name="T45_9">results</text:span></text:p>
        </text:list-item>
        <text:list-item>
          <text:p text:style-name="P46"><text:span text:style-name="T46_1">Show</text:span><text:span text:style-name="T46_2"><text:s/></text:span><text:span text:style-name="T46_3">result</text:span><text:span text:style-name="T46_4"><text:s/></text:span><text:span text:style-name="T46_5">list</text:span><text:span text:style-name="T46_6"><text:s/></text:span><text:span text:style-name="T46_7">and</text:span><text:span text:style-name="T46_8"><text:s/></text:span><text:span text:style-name="T46_9">sort</text:span><text:span text:style-name="T46_10"><text:s/></text:span><text:span text:style-name="T46_11">by</text:span><text:span text:style-name="T46_12">…</text:span></text:p>
          <text:list>
            <text:list-item>
              <text:p text:style-name="P47"><text:span text:style-name="T47_1">location</text:span><text:span text:style-name="T47_2">/</text:span><text:span text:style-name="T47_3">distance</text:span><text:span text:style-name="T47_4"><text:s/>(</text:span><text:span text:style-name="T47_5">if</text:span><text:span text:style-name="T47_6"><text:s/></text:span><text:span text:style-name="T47_7">further</text:span><text:span text:style-name="T47_8"><text:s/></text:span><text:span text:style-name="T47_9">helpers</text:span><text:span text:style-name="T47_10"><text:s/></text:span><text:span text:style-name="T47_11">allow</text:span><text:span text:style-name="T47_12"><text:s/></text:span><text:span text:style-name="T47_13">post</text:span><text:span text:style-name="T47_14">,<text:s/></text:span><text:span text:style-name="T47_15">they</text:span><text:span text:style-name="T47_16">’</text:span><text:span text:style-name="T47_17">re</text:span><text:span text:style-name="T47_18"><text:s/></text:span><text:span text:style-name="T47_19">displayed</text:span><text:span text:style-name="T47_20">,<text:s/></text:span><text:span text:style-name="T47_21">too</text:span><text:span text:style-name="T47_22">);</text:span></text:p>
            </text:list-item>
            <text:list-item>
              <text:p text:style-name="P48"><text:span text:style-name="T48_1">user</text:span><text:span text:style-name="T48_2"><text:s/></text:span><text:span text:style-name="T48_3">rating</text:span><text:span text:style-name="T48_4">;</text:span></text:p>
            </text:list-item>
            <text:list-item>
              <text:p text:style-name="P49"><text:span text:style-name="T49_1">last</text:span><text:span text:style-name="T49_2"><text:s/></text:span><text:span text:style-name="T49_3">connection</text:span><text:span text:style-name="T49_4">;</text:span></text:p>
            </text:list-item>
            <text:list-item>
              <text:p text:style-name="P50"><text:span text:style-name="T50_1">opening</text:span><text:span text:style-name="T50_2"><text:s/></text:span><text:span text:style-name="T50_3">hours</text:span><text:span text:style-name="T50_4"><text:s/>(</text:span><text:span text:style-name="T50_5">for</text:span><text:span text:style-name="T50_6"><text:s/></text:span><text:span text:style-name="T50_7">shops</text:span><text:span text:style-name="T50_8"><text:s/></text:span><text:span text:style-name="T50_9">only</text:span><text:span text:style-name="T50_10">);</text:span></text:p>
            </text:list-item>
            <text:list-item>
              <text:p text:style-name="P51"><text:span text:style-name="T51_1">automatically</text:span><text:span text:style-name="T51_2"><text:s/></text:span><text:span text:style-name="T51_3">show</text:span><text:span text:style-name="T51_4"><text:s/></text:span><text:span text:style-name="T51_5">helpers</text:span><text:span text:style-name="T51_6"><text:s/></text:span><text:span text:style-name="T51_7">who</text:span><text:span text:style-name="T51_8"><text:s/></text:span><text:span text:style-name="T51_9">can</text:span><text:span text:style-name="T51_10"><text:s/></text:span><text:span text:style-name="T51_11">do</text:span><text:span text:style-name="T51_12"><text:s/></text:span><text:span text:style-name="T51_13">all</text:span><text:span text:style-name="T51_14"><text:s/></text:span><text:span text:style-name="T51_15">I</text:span><text:span text:style-name="T51_16"><text:s/></text:span><text:span text:style-name="T51_17">need</text:span><text:span text:style-name="T51_18"><text:s/></text:span><text:span text:style-name="T51_19">first</text:span><text:span text:style-name="T51_20">,<text:s/></text:span><text:span text:style-name="T51_21">then</text:span><text:span text:style-name="T51_22"><text:s/></text:span><text:span text:style-name="T51_23">others</text:span><text:span text:style-name="T51_24">.</text:span></text:p>
            </text:list-item>
          </text:list>
        </text:list-item>
      </text:list>
      <text:p text:style-name="P52"/>
      <text:h text:style-name="P53" text:outline-level="10"><text:bookmark-start text:name="h.pxchyjp1xt5q"/><text:bookmark-end text:name="h.pxchyjp1xt5q"/><text:span text:style-name="T53_1">Make</text:span><text:span text:style-name="T53_2"><text:s/></text:span><text:span text:style-name="T53_3">a</text:span><text:span text:style-name="T53_4"><text:s/></text:span><text:span text:style-name="T53_5">request</text:span></text:h>
      <text:p text:style-name="P54"><text:span text:style-name="T54_1">If</text:span><text:span text:style-name="T54_2"><text:s/></text:span><text:span text:style-name="T54_3">nobody</text:span><text:span text:style-name="T54_4">’</text:span><text:span text:style-name="T54_5">s</text:span><text:span text:style-name="T54_6"><text:s/></text:span><text:span text:style-name="T54_7">found</text:span><text:span text:style-name="T54_8">,<text:s/></text:span><text:span text:style-name="T54_9">your</text:span><text:span text:style-name="T54_10"><text:s/></text:span><text:span text:style-name="T54_11">request</text:span><text:span text:style-name="T54_12"><text:s/></text:span><text:span text:style-name="T54_13">will</text:span><text:span text:style-name="T54_14"><text:s/></text:span><text:span text:style-name="T54_15">be</text:span><text:span text:style-name="T54_16"><text:s/></text:span><text:span text:style-name="T54_17">an</text:span><text:span text:style-name="T54_18"><text:s/></text:span><text:span text:style-name="T54_19">open</text:span><text:span text:style-name="T54_20"><text:s/></text:span><text:span text:style-name="T54_21">request</text:span></text:p>
      <text:p text:style-name="P55"/>
      <text:list text:style-name="LS1" xml:id="list31">
        <text:list-item>
          <text:p text:style-name="P56"><text:span text:style-name="T56_1">Select</text:span><text:span text:style-name="T56_2"><text:s/></text:span><text:span text:style-name="T56_3">help</text:span><text:span text:style-name="T56_4"><text:s/></text:span><text:span text:style-name="T56_5">categories</text:span><text:span text:style-name="T56_6"><text:s/>(</text:span><text:span text:style-name="T56_7">or</text:span><text:span text:style-name="T56_8"><text:s/></text:span><text:span text:style-name="T56_9">just</text:span><text:span text:style-name="T56_10"><text:s/></text:span><text:span text:style-name="T56_11">check</text:span><text:span text:style-name="T56_12"><text:s/></text:span><text:span text:style-name="T56_13">them</text:span><text:span text:style-name="T56_14"><text:s/></text:span><text:span text:style-name="T56_15">if</text:span><text:span text:style-name="T56_16"><text:s/></text:span><text:span text:style-name="T56_17">already</text:span><text:span text:style-name="T56_18"><text:s/></text:span><text:span text:style-name="T56_19">specified</text:span><text:span text:style-name="T56_20"><text:s/></text:span><text:span text:style-name="T56_21">at</text:span><text:span text:style-name="T56_22"><text:s/></text:span><text:span text:style-name="T56_23">the</text:span><text:span text:style-name="T56_24"><text:s/></text:span><text:span text:style-name="T56_25">previous</text:span><text:span text:style-name="T56_26"><text:s/></text:span><text:span text:style-name="T56_27">step</text:span><text:span text:style-name="T56_28">)</text:span></text:p>
        </text:list-item>
        <text:list-item>
          <text:p text:style-name="P57"><text:span text:style-name="T57_1">Describe</text:span><text:span text:style-name="T57_2"><text:s/></text:span><text:span text:style-name="T57_3">the</text:span><text:span text:style-name="T57_4"><text:s/></text:span><text:span text:style-name="T57_5">request</text:span><text:span text:style-name="T57_6"><text:s/></text:span><text:span text:style-name="T57_7">for</text:span><text:span text:style-name="T57_8"><text:s/></text:span><text:span text:style-name="T57_9">this</text:span><text:span text:style-name="T57_10"><text:s/></text:span><text:span text:style-name="T57_11">category</text:span><text:span text:style-name="T57_12"><text:s/>(1<text:s/></text:span><text:span text:style-name="T57_13">field</text:span><text:span text:style-name="T57_14"><text:s/></text:span><text:span text:style-name="T57_15">to</text:span><text:span text:style-name="T57_16"><text:s/></text:span><text:span text:style-name="T57_17">write</text:span><text:span text:style-name="T57_18"><text:s/></text:span><text:span text:style-name="T57_19">by</text:span><text:span text:style-name="T57_20"><text:s/></text:span><text:span text:style-name="T57_21">category</text:span><text:span text:style-name="T57_22">,<text:s/></text:span><text:span text:style-name="T57_23">required</text:span><text:span text:style-name="T57_24"><text:s/></text:span><text:span text:style-name="T57_25">for</text:span><text:span text:style-name="T57_26"><text:s/>“</text:span><text:span text:style-name="T57_27">others</text:span><text:span text:style-name="T57_28">”)</text:span></text:p>
        </text:list-item>
        <text:list-item>
          <text:p text:style-name="P58"><text:span text:style-name="T58_1">Add</text:span><text:span text:style-name="T58_2"><text:s/></text:span><text:span text:style-name="T58_3">picture</text:span><text:span text:style-name="T58_4">(</text:span><text:span text:style-name="T58_5">s</text:span><text:span text:style-name="T58_6">)</text:span></text:p>
        </text:list-item>
        <text:list-item>
          <text:p text:style-name="P59"><text:span text:style-name="T59_1">Transport</text:span><text:span text:style-name="T59_2"><text:s/>(</text:span><text:span text:style-name="T59_3">helper</text:span><text:span text:style-name="T59_4"><text:s/></text:span><text:span text:style-name="T59_5">defines</text:span><text:span text:style-name="T59_6"><text:s/></text:span><text:span text:style-name="T59_7">at</text:span><text:span text:style-name="T59_8"><text:s/></text:span><text:span text:style-name="T59_9">least</text:span><text:span text:style-name="T59_10"><text:s/></text:span><text:span text:style-name="T59_11">one</text:span><text:span text:style-name="T59_12"><text:s/></text:span><text:span text:style-name="T59_13">when</text:span><text:span text:style-name="T59_14"><text:s/></text:span><text:span text:style-name="T59_15">joining</text:span><text:span text:style-name="T59_16"><text:s/></text:span><text:span text:style-name="T59_17">Wikilt</text:span><text:span text:style-name="T59_18">)</text:span></text:p>
          <text:list>
            <text:list-item>
              <text:p text:style-name="P60"><text:span text:style-name="T60_1">Send</text:span><text:span text:style-name="T60_2"><text:s/></text:span><text:span text:style-name="T60_3">kilt</text:span><text:span text:style-name="T60_4"><text:s/></text:span><text:span text:style-name="T60_5">by</text:span><text:span text:style-name="T60_6"><text:s/></text:span><text:span text:style-name="T60_7">post</text:span><text:span text:style-name="T60_8"><text:s/>(</text:span><text:span text:style-name="T60_9">not</text:span><text:span text:style-name="T60_10"><text:s/></text:span><text:span text:style-name="T60_11">selected</text:span><text:span text:style-name="T60_12"><text:s/></text:span><text:span text:style-name="T60_13">by</text:span><text:span text:style-name="T60_14"><text:s/></text:span><text:span text:style-name="T60_15">default</text:span><text:span text:style-name="T60_16">).</text:span></text:p>
            </text:list-item>
            <text:list-item>
              <text:p text:style-name="P61"><text:span text:style-name="T61_1">Pick</text:span><text:span text:style-name="T61_2"><text:s/></text:span><text:span text:style-name="T61_3">the</text:span><text:span text:style-name="T61_4"><text:s/></text:span><text:span text:style-name="T61_5">kilt</text:span><text:span text:style-name="T61_6"><text:s/></text:span><text:span text:style-name="T61_7">at</text:span><text:span text:style-name="T61_8"><text:s/></text:span><text:span text:style-name="T61_9">my</text:span><text:span text:style-name="T61_10"><text:s/></text:span><text:span text:style-name="T61_11">home</text:span><text:span text:style-name="T61_12">.</text:span></text:p>
            </text:list-item>
            <text:list-item>
              <text:p text:style-name="P62"><text:span text:style-name="T62_1">I</text:span><text:span text:style-name="T62_2">’</text:span><text:span text:style-name="T62_3">ll</text:span><text:span text:style-name="T62_4"><text:s/></text:span><text:span text:style-name="T62_5">bring</text:span><text:span text:style-name="T62_6"><text:s/></text:span><text:span text:style-name="T62_7">it</text:span><text:span text:style-name="T62_8"><text:s/></text:span><text:span text:style-name="T62_9">to</text:span><text:span text:style-name="T62_10"><text:s/></text:span><text:span text:style-name="T62_11">you</text:span><text:span text:style-name="T62_12"><text:s/>(</text:span><text:span text:style-name="T62_13">max</text:span><text:span text:style-name="T62_14">.<text:s/></text:span><text:span text:style-name="T62_15">distance</text:span><text:span text:style-name="T62_16"><text:s/></text:span><text:span text:style-name="T62_17">radius</text:span><text:span text:style-name="T62_18"><text:s/></text:span><text:span text:style-name="T62_19">in</text:span><text:span text:style-name="T62_20"><text:s/></text:span><text:span text:style-name="T62_21">miles</text:span><text:span text:style-name="T62_22">).</text:span></text:p>
            </text:list-item>
            <text:list-item>
              <text:p text:style-name="P63"><text:span text:style-name="T63_1">Transport</text:span><text:span text:style-name="T63_2"><text:s/></text:span><text:span text:style-name="T63_3">must</text:span><text:span text:style-name="T63_4"><text:s/></text:span><text:span text:style-name="T63_5">be</text:span><text:span text:style-name="T63_6"><text:s/></text:span><text:span text:style-name="T63_7">set</text:span><text:span text:style-name="T63_8"><text:s/></text:span><text:span text:style-name="T63_9">two</text:span><text:span text:style-name="T63_10"><text:s/></text:span><text:span text:style-name="T63_11">times</text:span><text:span text:style-name="T63_12">:<text:s/></text:span><text:span text:style-name="T63_13">first</text:span><text:span text:style-name="T63_14"><text:s/></text:span><text:span text:style-name="T63_15">to</text:span><text:span text:style-name="T63_16"><text:s/></text:span><text:span text:style-name="T63_17">transmit</text:span><text:span text:style-name="T63_18"><text:s/></text:span><text:span text:style-name="T63_19">the</text:span><text:span text:style-name="T63_20"><text:s/></text:span><text:span text:style-name="T63_21">kilt</text:span><text:span text:style-name="T63_22"><text:s/></text:span><text:span text:style-name="T63_23">to</text:span><text:span text:style-name="T63_24"><text:s/></text:span><text:span text:style-name="T63_25">the</text:span><text:span text:style-name="T63_26"><text:s/></text:span><text:span text:style-name="T63_27">helper</text:span><text:span text:style-name="T63_28">,<text:s/></text:span><text:span text:style-name="T63_29">secondly</text:span><text:span text:style-name="T63_30"><text:s/></text:span><text:span text:style-name="T63_31">to</text:span><text:span text:style-name="T63_32"><text:s/></text:span><text:span text:style-name="T63_33">return</text:span><text:span text:style-name="T63_34"><text:s/></text:span><text:span text:style-name="T63_35">the</text:span><text:span text:style-name="T63_36"><text:s/></text:span><text:span text:style-name="T63_37">kilt</text:span><text:span text:style-name="T63_38"><text:s/></text:span><text:span text:style-name="T63_39">to</text:span><text:span text:style-name="T63_40"><text:s/></text:span><text:span text:style-name="T63_41">the</text:span><text:span text:style-name="T63_42"><text:s/></text:span><text:span text:style-name="T63_43">owned</text:span><text:span text:style-name="T63_44">.</text:span></text:p>
            </text:list-item>
          </text:list>
        </text:list-item>
      </text:list>
      <text:p text:style-name="P64"/>
      <text:h text:style-name="P65" text:outline-level="10"><text:bookmark-start text:name="h.wo3cwvhvu9fx"/><text:bookmark-end text:name="h.wo3cwvhvu9fx"/><text:span text:style-name="T65_1">Help</text:span><text:span text:style-name="T65_2"><text:s/></text:span><text:span text:style-name="T65_3">and</text:span><text:span text:style-name="T65_4"><text:s/></text:span><text:span text:style-name="T65_5">request</text:span><text:span text:style-name="T65_6"><text:s/></text:span><text:span text:style-name="T65_7">users</text:span><text:span text:style-name="T65_8"><text:s/></text:span><text:span text:style-name="T65_9">interactions</text:span></text:h>
      <text:p text:style-name="P66"/>
      <text:list text:style-name="LS1" xml:id="list39">
        <text:list-item>
          <text:p text:style-name="P67"><text:span text:style-name="T67_1">Helper</text:span><text:span text:style-name="T67_2">:<text:s/></text:span><text:span text:style-name="T67_3">p</text:span><text:span text:style-name="T67_4">ropose</text:span><text:span text:style-name="T67_5"><text:s/></text:span><text:span text:style-name="T67_6">help</text:span><text:span text:style-name="T67_7"><text:s/></text:span><text:span text:style-name="T67_8">or</text:span><text:span text:style-name="T67_9"><text:s/></text:span><text:span text:style-name="T67_10">accept</text:span><text:span text:style-name="T67_11"><text:s/></text:span><text:span text:style-name="T67_12">a</text:span><text:span text:style-name="T67_13"><text:s/></text:span><text:span text:style-name="T67_14">request</text:span></text:p>
          <text:list>
            <text:list-item>
              <text:p text:style-name="P68"><text:span text:style-name="T68_1">Price</text:span><text:span text:style-name="T68_2"><text:s/>:</text:span></text:p>
              <text:list>
                <text:list-item>
                  <text:p text:style-name="P69"><text:span text:style-name="T69_1">Show</text:span><text:span text:style-name="T69_2"><text:s/></text:span><text:span text:style-name="T69_3">typical</text:span><text:span text:style-name="T69_4"><text:s/></text:span><text:span text:style-name="T69_5">price</text:span><text:span text:style-name="T69_6"><text:s/></text:span><text:span text:style-name="T69_7">list</text:span><text:span text:style-name="T69_8"><text:s/></text:span><text:span text:style-name="T69_9">to</text:span><text:span text:style-name="T69_10"><text:s/></text:span><text:span text:style-name="T69_11">helper</text:span><text:span text:style-name="T69_12">.</text:span></text:p>
                </text:list-item>
                <text:list-item>
                  <text:p text:style-name="P70"><text:span text:style-name="T70_1">Set</text:span><text:span text:style-name="T70_2"><text:s/></text:span><text:span text:style-name="T70_3">a</text:span><text:span text:style-name="T70_4"><text:s/></text:span><text:span text:style-name="T70_5">price</text:span><text:span text:style-name="T70_6"><text:s/></text:span><text:span text:style-name="T70_7">for</text:span><text:span text:style-name="T70_8"><text:s/></text:span><text:span text:style-name="T70_9">this</text:span><text:span text:style-name="T70_10"><text:s/></text:span><text:span text:style-name="T70_11">request</text:span><text:span text:style-name="T70_12">.</text:span></text:p>
                </text:list-item>
                <text:list-item>
                  <text:p text:style-name="P71"><text:span text:style-name="T71_1"> ? </text:span><text:span text:style-name="T71_2">easter</text:span><text:span text:style-name="T71_3"><text:s/></text:span><text:span text:style-name="T71_4">egg</text:span><text:span text:style-name="T71_5"> ? </text:span><text:span text:style-name="T71_6"><text:s/>(</text:span><text:span text:style-name="T71_7">optional</text:span><text:span text:style-name="T71_8">)<text:s/></text:span><text:span text:style-name="T71_9">set</text:span><text:span text:style-name="T71_10"><text:s/></text:span><text:span text:style-name="T71_11">a</text:span><text:span text:style-name="T71_12"><text:s/>“</text:span><text:span text:style-name="T71_13">scot</text:span><text:span text:style-name="T71_14">”<text:s/></text:span><text:span text:style-name="T71_15">price</text:span><text:span text:style-name="T71_16"><text:s/>(≤<text:s/></text:span><text:span text:style-name="T71_17">normal</text:span><text:span text:style-name="T71_18"><text:s/></text:span><text:span text:style-name="T71_19">price</text:span><text:span text:style-name="T71_20">)<text:s/></text:span><text:span text:style-name="T71_21">that</text:span><text:span text:style-name="T71_22"><text:s/></text:span><text:span text:style-name="T71_23">will</text:span><text:span text:style-name="T71_24"><text:s/></text:span><text:span text:style-name="T71_25">only</text:span><text:span text:style-name="T71_26"><text:s/></text:span><text:span text:style-name="T71_27">be</text:span><text:span text:style-name="T71_28"><text:s/></text:span><text:span text:style-name="T71_29">visible</text:span><text:span text:style-name="T71_30"><text:s/></text:span><text:span text:style-name="T71_31">if</text:span><text:span text:style-name="T71_32"><text:s/></text:span><text:span text:style-name="T71_33">the</text:span><text:span text:style-name="T71_34"><text:s/></text:span><text:span text:style-name="T71_35">kilt</text:span><text:span text:style-name="T71_36"><text:s/></text:span><text:span text:style-name="T71_37">owner</text:span><text:span text:style-name="T71_38"><text:s/></text:span><text:span text:style-name="T71_39">decline</text:span><text:span text:style-name="T71_40">.</text:span></text:p>
                </text:list-item>
              </text:list>
            </text:list-item>
            <text:list-item>
              <text:p text:style-name="P72"><text:span text:style-name="T72_1">Approximative</text:span><text:span text:style-name="T72_2"><text:s/></text:span><text:span text:style-name="T72_3">completion</text:span><text:span text:style-name="T72_4"><text:s/></text:span><text:span text:style-name="T72_5">time</text:span><text:span text:style-name="T72_6"><text:s/>(</text:span><text:span text:style-name="T72_7">in</text:span><text:span text:style-name="T72_8"><text:s/></text:span><text:span text:style-name="T72_9">weeks</text:span><text:span text:style-name="T72_10"><text:s/>/<text:s/></text:span><text:span text:style-name="T72_11">days</text:span><text:span text:style-name="T72_12">).</text:span></text:p>
            </text:list-item>
            <text:list-item>
              <text:p text:style-name="P73"><text:span text:style-name="T73_1">Choose</text:span><text:span text:style-name="T73_2"><text:s/></text:span><text:span text:style-name="T73_3">a</text:span><text:span text:style-name="T73_4"><text:s/></text:span><text:span text:style-name="T73_5">transport</text:span><text:span text:style-name="T73_6"><text:s/></text:span><text:span text:style-name="T73_7">among</text:span><text:span text:style-name="T73_8"><text:s/></text:span><text:span text:style-name="T73_9">the</text:span><text:span text:style-name="T73_10"><text:s/></text:span><text:span text:style-name="T73_11">owner</text:span><text:span text:style-name="T73_12"><text:s/></text:span><text:span text:style-name="T73_13">proposals</text:span><text:span text:style-name="T73_14">.</text:span></text:p>
            </text:list-item>
            <text:list-item>
              <text:p text:style-name="P74"><text:span text:style-name="T74_1">Following</text:span><text:span text:style-name="T74_2"><text:s/></text:span><text:span text:style-name="T74_3">what</text:span><text:span text:style-name="T74_4"><text:s/></text:span><text:span text:style-name="T74_5">the</text:span><text:span text:style-name="T74_6"><text:s/></text:span><text:span text:style-name="T74_7">helper</text:span><text:span text:style-name="T74_8"><text:s/></text:span><text:span text:style-name="T74_9">have</text:span><text:span text:style-name="T74_10"><text:s/></text:span><text:span text:style-name="T74_11">define</text:span><text:span text:style-name="T74_12"><text:s/></text:span><text:span text:style-name="T74_13">in</text:span><text:span text:style-name="T74_14"><text:s/></text:span><text:span text:style-name="T74_15">the</text:span><text:span text:style-name="T74_16"><text:s/></text:span><text:span text:style-name="T74_17">dashboard</text:span><text:span text:style-name="T74_18">,<text:s/></text:span><text:span text:style-name="T74_19">show</text:span><text:span text:style-name="T74_20"><text:s/></text:span><text:span text:style-name="T74_21">the</text:span><text:span text:style-name="T74_22"><text:s/></text:span><text:span text:style-name="T74_23">private</text:span><text:span text:style-name="T74_24"><text:s/></text:span><text:span text:style-name="T74_25">informations</text:span><text:span text:style-name="T74_26"><text:s/></text:span><text:span text:style-name="T74_27">the</text:span><text:span text:style-name="T74_28"><text:s/></text:span><text:span text:style-name="T74_29">kilt</text:span><text:span text:style-name="T74_30"><text:s/></text:span><text:span text:style-name="T74_31">owner</text:span><text:span text:style-name="T74_32"><text:s/></text:span><text:span text:style-name="T74_33">will</text:span><text:span text:style-name="T74_34"><text:s/></text:span><text:span text:style-name="T74_35">receive</text:span><text:span text:style-name="T74_36"><text:s/>(</text:span><text:span text:style-name="T74_37">address</text:span><text:span text:style-name="T74_38">,<text:s/></text:span><text:span text:style-name="T74_39">phone</text:span><text:span text:style-name="T74_40"><text:s/></text:span><text:span text:style-name="T74_41">number</text:span><text:span text:style-name="T74_42">,<text:s/></text:span><text:span text:style-name="T74_43">email</text:span><text:span text:style-name="T74_44">,<text:s/></text:span><text:span text:style-name="T74_45">opening</text:span><text:span text:style-name="T74_46"><text:s/></text:span><text:span text:style-name="T74_47">hours</text:span><text:span text:style-name="T74_48">…).</text:span></text:p>
            </text:list-item>
          </text:list>
        </text:list-item>
      </text:list>
      <text:p text:style-name="P75"/>
      <text:list text:style-name="LS1" xml:id="list47">
        <text:list-item>
          <text:p text:style-name="P76"><text:span text:style-name="T76_1">Decline</text:span><text:span text:style-name="T76_2"><text:s/></text:span><text:span text:style-name="T76_3">kilt</text:span><text:span text:style-name="T76_4"><text:s/></text:span><text:span text:style-name="T76_5">owner</text:span><text:span text:style-name="T76_6">’</text:span><text:span text:style-name="T76_7">s</text:span><text:span text:style-name="T76_8"><text:s/></text:span><text:span text:style-name="T76_9">request</text:span><text:span text:style-name="T76_10"><text:s/></text:span><text:span text:style-name="T76_11">or</text:span><text:span text:style-name="T76_12"><text:s/></text:span><text:span text:style-name="T76_13">helper</text:span><text:span text:style-name="T76_14"><text:s/></text:span><text:span text:style-name="T76_15">proposal</text:span></text:p>
          <text:list>
            <text:list-item>
              <text:p text:style-name="P77"><text:span text:style-name="T77_1">Show</text:span><text:span text:style-name="T77_2"><text:s/></text:span><text:span text:style-name="T77_3">a</text:span><text:span text:style-name="T77_4"><text:s/></text:span><text:span text:style-name="T77_5">message</text:span><text:span text:style-name="T77_6"><text:s/></text:span><text:span text:style-name="T77_7">to</text:span><text:span text:style-name="T77_8"><text:s/></text:span><text:span text:style-name="T77_9">the</text:span><text:span text:style-name="T77_10"><text:s/></text:span><text:span text:style-name="T77_11">helper</text:span><text:span text:style-name="T77_12">/</text:span><text:span text:style-name="T77_13">owner</text:span><text:span text:style-name="T77_14">:<text:s/>“</text:span><text:span text:style-name="T77_15">Help</text:span><text:span text:style-name="T77_16"><text:s/></text:span><text:span text:style-name="T77_17">the</text:span><text:span text:style-name="T77_18"><text:s/></text:span><text:span text:style-name="T77_19">kilt</text:span><text:span text:style-name="T77_20">’</text:span><text:span text:style-name="T77_21">s</text:span><text:span text:style-name="T77_22"><text:s/></text:span><text:span text:style-name="T77_23">owner</text:span><text:span text:style-name="T77_24">/</text:span><text:span text:style-name="T77_25">the</text:span><text:span text:style-name="T77_26"><text:s/></text:span><text:span text:style-name="T77_27">helper</text:span><text:span text:style-name="T77_28"><text:s/></text:span><text:span text:style-name="T77_29">to</text:span><text:span text:style-name="T77_30"><text:s/></text:span><text:span text:style-name="T77_31">make</text:span><text:span text:style-name="T77_32"><text:s/></text:span><text:span text:style-name="T77_33">a</text:span><text:span text:style-name="T77_34"><text:s/></text:span><text:span text:style-name="T77_35">better</text:span><text:span text:style-name="T77_36"><text:s/></text:span><text:span text:style-name="T77_37">request</text:span><text:span text:style-name="T77_38">,<text:s/></text:span><text:span text:style-name="T77_39">explain</text:span><text:span text:style-name="T77_40"><text:s/></text:span><text:span text:style-name="T77_41">why</text:span><text:span text:style-name="T77_42"><text:s/></text:span><text:span text:style-name="T77_43">you</text:span><text:span text:style-name="T77_44"><text:s/></text:span><text:span text:style-name="T77_45">can</text:span><text:span text:style-name="T77_46">’</text:span><text:span text:style-name="T77_47">t</text:span><text:span text:style-name="T77_48">.”</text:span></text:p>
            </text:list-item>
            <text:list-item>
              <text:p text:style-name="P78"><text:span text:style-name="T78_1">Helper</text:span><text:span text:style-name="T78_2">:</text:span></text:p>
              <text:list>
                <text:list-item>
                  <text:p text:style-name="P79"><text:span text:style-name="T79_1">I</text:span><text:span text:style-name="T79_2">’</text:span><text:span text:style-name="T79_3">m</text:span><text:span text:style-name="T79_4"><text:s/></text:span><text:span text:style-name="T79_5">not</text:span><text:span text:style-name="T79_6"><text:s/></text:span><text:span text:style-name="T79_7">available</text:span><text:span text:style-name="T79_8"><text:s/>(</text:span><text:span text:style-name="T79_9">optional</text:span><text:span text:style-name="T79_10">:<text:s/></text:span><text:span text:style-name="T79_11">until</text:span><text:span text:style-name="T79_12"><text:s/>{</text:span><text:span text:style-name="T79_13">date</text:span><text:span text:style-name="T79_14">}).</text:span></text:p>
                </text:list-item>
                <text:list-item>
                  <text:p text:style-name="P80"><text:span text:style-name="T80_1">I</text:span><text:span text:style-name="T80_2"><text:s/></text:span><text:span text:style-name="T80_3">can</text:span><text:span text:style-name="T80_4">’</text:span><text:span text:style-name="T80_5">t</text:span><text:span text:style-name="T80_6"><text:s/></text:span><text:span text:style-name="T80_7">do</text:span><text:span text:style-name="T80_8"><text:s/></text:span><text:span text:style-name="T80_9">this</text:span><text:span text:style-name="T80_10"><text:s/></text:span><text:span text:style-name="T80_11">work</text:span><text:span text:style-name="T80_12">.</text:span></text:p>
                </text:list-item>
                <text:list-item>
                  <text:p text:style-name="P81"><text:span text:style-name="T81_1">The</text:span><text:span text:style-name="T81_2"><text:s/></text:span><text:span text:style-name="T81_3">description</text:span><text:span text:style-name="T81_4"><text:s/></text:span><text:span text:style-name="T81_5">of</text:span><text:span text:style-name="T81_6"><text:s/></text:span><text:span text:style-name="T81_7">the</text:span><text:span text:style-name="T81_8"><text:s/></text:span><text:span text:style-name="T81_9">work</text:span><text:span text:style-name="T81_10"><text:s/></text:span><text:span text:style-name="T81_11">is</text:span><text:span text:style-name="T81_12"><text:s/></text:span><text:span text:style-name="T81_13">not</text:span><text:span text:style-name="T81_14"><text:s/></text:span><text:span text:style-name="T81_15">specific</text:span><text:span text:style-name="T81_16"><text:s/></text:span><text:span text:style-name="T81_17">enough</text:span><text:span text:style-name="T81_18">.</text:span></text:p>
                </text:list-item>
              </text:list>
            </text:list-item>
            <text:list-item>
              <text:p text:style-name="P82"><text:span text:style-name="T82_1">Kilt</text:span><text:span text:style-name="T82_2"><text:s/></text:span><text:span text:style-name="T82_3">owner</text:span><text:span text:style-name="T82_4">:</text:span></text:p>
              <text:list>
                <text:list-item>
                  <text:p text:style-name="P83"><text:span text:style-name="T83_1">Price</text:span><text:span text:style-name="T83_2"><text:s/></text:span><text:span text:style-name="T83_3">is</text:span><text:span text:style-name="T83_4"><text:s/></text:span><text:span text:style-name="T83_5">too</text:span><text:span text:style-name="T83_6"><text:s/></text:span><text:span text:style-name="T83_7">expensive</text:span><text:span text:style-name="T83_8">.</text:span></text:p>
                </text:list-item>
                <text:list-item>
                  <text:p text:style-name="P84"><text:span text:style-name="T84_1">Completion</text:span><text:span text:style-name="T84_2"><text:s/></text:span><text:span text:style-name="T84_3">time</text:span><text:span text:style-name="T84_4"><text:s/></text:span><text:span text:style-name="T84_5">is</text:span><text:span text:style-name="T84_6"><text:s/></text:span><text:span text:style-name="T84_7">too</text:span><text:span text:style-name="T84_8"><text:s/></text:span><text:span text:style-name="T84_9">long</text:span><text:span text:style-name="T84_10"><text:s/></text:span><text:span text:style-name="T84_11">for</text:span><text:span text:style-name="T84_12"><text:s/></text:span><text:span text:style-name="T84_13">me</text:span><text:span text:style-name="T84_14">.</text:span></text:p>
                </text:list-item>
              </text:list>
            </text:list-item>
            <text:list-item>
              <text:p text:style-name="P85"><text:span text:style-name="T85_1">Both</text:span><text:span text:style-name="T85_2">:</text:span></text:p>
              <text:list>
                <text:list-item>
                  <text:p text:style-name="P86"><text:span text:style-name="T86_1">Other</text:span><text:span text:style-name="T86_2">:<text:s/></text:span><text:span text:style-name="T86_3">specify</text:span><text:span text:style-name="T86_4"><text:s/>(</text:span><text:span text:style-name="T86_5">optional</text:span><text:span text:style-name="T86_6">).</text:span></text:p>
                </text:list-item>
              </text:list>
            </text:list-item>
          </text:list>
        </text:list-item>
      </text:list>
      <text:p text:style-name="P87"/>
      <text:list text:style-name="LS1" xml:id="list58">
        <text:list-item>
          <text:p text:style-name="P88"><text:span text:style-name="T88_1">Work</text:span><text:span text:style-name="T88_2"><text:s/></text:span><text:span text:style-name="T88_3">is</text:span><text:span text:style-name="T88_4"><text:s/></text:span><text:span text:style-name="T88_5">done</text:span></text:p>
          <text:list>
            <text:list-item>
              <text:p text:style-name="P89"><text:span text:style-name="T89_1">Helper</text:span><text:span text:style-name="T89_2">:</text:span></text:p>
              <text:list>
                <text:list-item>
                  <text:p text:style-name="P90"><text:span text:style-name="T90_1">transport</text:span><text:span text:style-name="T90_2">:<text:s/></text:span><text:span text:style-name="T90_3">when</text:span><text:span text:style-name="T90_4">,<text:s/></text:span><text:span text:style-name="T90_5">where</text:span><text:span text:style-name="T90_6">,<text:s/></text:span><text:span text:style-name="T90_7">how</text:span><text:span text:style-name="T90_8"><text:s/>(</text:span><text:span text:style-name="T90_9">many</text:span><text:span text:style-name="T90_10"><text:s/></text:span><text:span text:style-name="T90_11">proposals</text:span><text:span text:style-name="T90_12"><text:s/></text:span><text:span text:style-name="T90_13">can</text:span><text:span text:style-name="T90_14"><text:s/></text:span><text:span text:style-name="T90_15">be</text:span><text:span text:style-name="T90_16"><text:s/></text:span><text:span text:style-name="T90_17">submitted</text:span><text:span text:style-name="T90_18">)<text:s/>;</text:span></text:p>
                </text:list-item>
                <text:list-item>
                  <text:p text:style-name="P91"><text:span text:style-name="T91_1">leave</text:span><text:span text:style-name="T91_2"><text:s/></text:span><text:span text:style-name="T91_3">phone</text:span><text:span text:style-name="T91_4"><text:s/></text:span><text:span text:style-name="T91_5">number</text:span><text:span text:style-name="T91_6"><text:s/></text:span><text:span text:style-name="T91_7">or</text:span><text:span text:style-name="T91_8"><text:s/></text:span><text:span text:style-name="T91_9">mail</text:span><text:span text:style-name="T91_10"><text:s/>(</text:span><text:span text:style-name="T91_11">optional</text:span><text:span text:style-name="T91_12">).</text:span></text:p>
                </text:list-item>
              </text:list>
            </text:list-item>
            <text:list-item>
              <text:p text:style-name="P92"><text:span text:style-name="T92_1">Kilt</text:span><text:span text:style-name="T92_2"><text:s/></text:span><text:span text:style-name="T92_3">owner</text:span><text:span text:style-name="T92_4">:</text:span></text:p>
              <text:list>
                <text:list-item>
                  <text:p text:style-name="P93"><text:span text:style-name="T93_1">pick</text:span><text:span text:style-name="T93_2"><text:s/></text:span><text:span text:style-name="T93_3">up</text:span><text:span text:style-name="T93_4"><text:s/></text:span><text:span text:style-name="T93_5">a</text:span><text:span text:style-name="T93_6"><text:s/></text:span><text:span text:style-name="T93_7">date</text:span><text:span text:style-name="T93_8"><text:s/></text:span><text:span text:style-name="T93_9">and</text:span><text:span text:style-name="T93_10"><text:s/></text:span><text:span text:style-name="T93_11">a</text:span><text:span text:style-name="T93_12"><text:s/></text:span><text:span text:style-name="T93_13">way</text:span><text:span text:style-name="T93_14"><text:s/></text:span><text:span text:style-name="T93_15">of</text:span><text:span text:style-name="T93_16"><text:s/></text:span><text:span text:style-name="T93_17">return</text:span><text:span text:style-name="T93_18">.</text:span></text:p>
                </text:list-item>
              </text:list>
            </text:list-item>
          </text:list>
        </text:list-item>
      </text:list>
      <text:p text:style-name="P94"/>
      <text:h text:style-name="P95" text:outline-level="10"><text:bookmark-start text:name="h.w2mfphe8psh1"/><text:bookmark-end text:name="h.w2mfphe8psh1"/><text:span text:style-name="T95_1">Rating</text:span><text:span text:style-name="T95_2"><text:s/>(</text:span><text:span text:style-name="T95_3">after</text:span><text:span text:style-name="T95_4"><text:s/></text:span><text:span text:style-name="T95_5">having</text:span><text:span text:style-name="T95_6"><text:s/></text:span><text:span text:style-name="T95_7">helped</text:span><text:span text:style-name="T95_8"><text:s/></text:span><text:span text:style-name="T95_9">or</text:span><text:span text:style-name="T95_10"><text:s/></text:span><text:span text:style-name="T95_11">received</text:span><text:span text:style-name="T95_12"><text:s/></text:span><text:span text:style-name="T95_13">help</text:span><text:span text:style-name="T95_14">)</text:span></text:h>
      <text:p text:style-name="P96"/>
      <text:list text:style-name="LS1" xml:id="list64">
        <text:list-item>
          <text:p text:style-name="P97"><text:span text:style-name="T97_1">The</text:span><text:span text:style-name="T97_2"><text:s/></text:span><text:span text:style-name="T97_3">kilt</text:span><text:span text:style-name="T97_4"><text:s/></text:span><text:span text:style-name="T97_5">owner</text:span><text:span text:style-name="T97_6"><text:s/></text:span><text:span text:style-name="T97_7">rates</text:span><text:span text:style-name="T97_8"><text:s/></text:span><text:span text:style-name="T97_9">the</text:span><text:span text:style-name="T97_10"><text:s/></text:span><text:span text:style-name="T97_11">helper</text:span></text:p>
          <text:list>
            <text:list-item>
              <text:p text:style-name="P98"><text:span text:style-name="T98_1">Well</text:span><text:span text:style-name="T98_2">-</text:span><text:span text:style-name="T98_3">done</text:span><text:span text:style-name="T98_4"><text:s/></text:span><text:span text:style-name="T98_5">work</text:span><text:span text:style-name="T98_6">:<text:s/>“</text:span><text:span text:style-name="T98_7">right</text:span><text:span text:style-name="T98_8">”,<text:s/>“</text:span><text:span text:style-name="T98_9">not</text:span><text:span text:style-name="T98_10"><text:s/></text:span><text:span text:style-name="T98_11">so</text:span><text:span text:style-name="T98_12">”,<text:s/>“</text:span><text:span text:style-name="T98_13">no</text:span><text:span text:style-name="T98_14">”</text:span></text:p>
            </text:list-item>
            <text:list-item>
              <text:p text:style-name="P99"><text:span text:style-name="T99_1">Price</text:span><text:span text:style-name="T99_2"><text:s/></text:span><text:span text:style-name="T99_3">regarding</text:span><text:span text:style-name="T99_4"><text:s/></text:span><text:span text:style-name="T99_5">of</text:span><text:span text:style-name="T99_6"><text:s/></text:span><text:span text:style-name="T99_7">the</text:span><text:span text:style-name="T99_8"><text:s/></text:span><text:span text:style-name="T99_9">quality</text:span><text:span text:style-name="T99_10">:<text:s/>“</text:span><text:span text:style-name="T99_11">fair</text:span><text:span text:style-name="T99_12">”,<text:s/>“</text:span><text:span text:style-name="T99_13">cheap</text:span><text:span text:style-name="T99_14">”,<text:s/>“</text:span><text:span text:style-name="T99_15">expensive</text:span><text:span text:style-name="T99_16">”</text:span></text:p>
            </text:list-item>
            <text:list-item>
              <text:p text:style-name="P100"><text:span text:style-name="T100_1">Completion</text:span><text:span text:style-name="T100_2"><text:s/></text:span><text:span text:style-name="T100_3">time</text:span><text:span text:style-name="T100_4"><text:s/>(</text:span><text:span text:style-name="T100_5">and</text:span><text:span text:style-name="T100_6"><text:s/></text:span><text:span text:style-name="T100_7">kilt</text:span><text:span text:style-name="T100_8"><text:s/></text:span><text:span text:style-name="T100_9">return</text:span><text:span text:style-name="T100_10"><text:s/></text:span><text:span text:style-name="T100_11">time</text:span><text:span text:style-name="T100_12">,<text:s/></text:span><text:span text:style-name="T100_13">if</text:span><text:span text:style-name="T100_14"><text:s/></text:span><text:span text:style-name="T100_15">posted</text:span><text:span text:style-name="T100_16">):<text:s/>“</text:span><text:span text:style-name="T100_17">quick</text:span><text:span text:style-name="T100_18">”<text:s/>“</text:span><text:span text:style-name="T100_19">correct</text:span><text:span text:style-name="T100_20">”,<text:s/>“</text:span><text:span text:style-name="T100_21">too</text:span><text:span text:style-name="T100_22"><text:s/></text:span><text:span text:style-name="T100_23">long</text:span><text:span text:style-name="T100_24">”;</text:span></text:p>
            </text:list-item>
            <text:list-item>
              <text:p text:style-name="P101"><text:span text:style-name="T101_1">Communication</text:span><text:span text:style-name="T101_2">:<text:s/>“</text:span><text:span text:style-name="T101_3">easy</text:span><text:span text:style-name="T101_4">”,<text:s/>“</text:span><text:span text:style-name="T101_5">not</text:span><text:span text:style-name="T101_6"><text:s/></text:span><text:span text:style-name="T101_7">so</text:span><text:span text:style-name="T101_8"><text:s/></text:span><text:span text:style-name="T101_9">easy</text:span><text:span text:style-name="T101_10">”,<text:s/>“</text:span><text:span text:style-name="T101_11">difficult</text:span><text:span text:style-name="T101_12">”</text:span></text:p>
            </text:list-item>
            <text:list-item>
              <text:p text:style-name="P102"><text:span text:style-name="T102_1">Transport</text:span><text:span text:style-name="T102_2"><text:s/>(</text:span><text:span text:style-name="T102_3">only</text:span><text:span text:style-name="T102_4"><text:s/></text:span><text:span text:style-name="T102_5">if</text:span><text:span text:style-name="T102_6"><text:s/></text:span><text:span text:style-name="T102_7">kilt</text:span><text:span text:style-name="T102_8"><text:s/></text:span><text:span text:style-name="T102_9">returned</text:span><text:span text:style-name="T102_10"><text:s/></text:span><text:span text:style-name="T102_11">by</text:span><text:span text:style-name="T102_12"><text:s/></text:span><text:span text:style-name="T102_13">post</text:span><text:span text:style-name="T102_14"><text:s/></text:span><text:span text:style-name="T102_15">or</text:span><text:span text:style-name="T102_16"><text:s/></text:span><text:span text:style-name="T102_17">brought</text:span><text:span text:style-name="T102_18"><text:s/></text:span><text:span text:style-name="T102_19">by</text:span><text:span text:style-name="T102_20"><text:s/></text:span><text:span text:style-name="T102_21">the</text:span><text:span text:style-name="T102_22"><text:s/></text:span><text:span text:style-name="T102_23">helper</text:span><text:span text:style-name="T102_24"><text:s/></text:span><text:span text:style-name="T102_25">to</text:span><text:span text:style-name="T102_26"><text:s/></text:span><text:span text:style-name="T102_27">the</text:span><text:span text:style-name="T102_28"><text:s/></text:span><text:span text:style-name="T102_29">kilt</text:span><text:span text:style-name="T102_30"><text:s/></text:span><text:span text:style-name="T102_31">owner</text:span><text:span text:style-name="T102_32">):</text:span></text:p>
              <text:list>
                <text:list-item>
                  <text:p text:style-name="P103"><text:span text:style-name="T103_1">“</text:span><text:span text:style-name="T103_2">kilt</text:span><text:span text:style-name="T103_3"><text:s/></text:span><text:span text:style-name="T103_4">in</text:span><text:span text:style-name="T103_5"><text:s/></text:span><text:span text:style-name="T103_6">good</text:span><text:span text:style-name="T103_7"><text:s/></text:span><text:span text:style-name="T103_8">condition</text:span><text:span text:style-name="T103_9">”;</text:span></text:p>
                </text:list-item>
                <text:list-item>
                  <text:p text:style-name="P104"><text:span text:style-name="T104_1">“</text:span><text:span text:style-name="T104_2">kilt</text:span><text:span text:style-name="T104_3"><text:s/></text:span><text:span text:style-name="T104_4">not</text:span><text:span text:style-name="T104_5"><text:s/></text:span><text:span text:style-name="T104_6">well</text:span><text:span text:style-name="T104_7"><text:s/></text:span><text:span text:style-name="T104_8">packed</text:span><text:span text:style-name="T104_9"><text:s/></text:span><text:span text:style-name="T104_10">but</text:span><text:span text:style-name="T104_11"><text:s/></text:span><text:span text:style-name="T104_12">in</text:span><text:span text:style-name="T104_13"><text:s/></text:span><text:span text:style-name="T104_14">good</text:span><text:span text:style-name="T104_15"><text:s/></text:span><text:span text:style-name="T104_16">condition</text:span><text:span text:style-name="T104_17">”</text:span></text:p>
                </text:list-item>
                <text:list-item>
                  <text:p text:style-name="P105"><text:span text:style-name="T105_1">“</text:span><text:span text:style-name="T105_2">kilt</text:span><text:span text:style-name="T105_3"><text:s/></text:span><text:span text:style-name="T105_4">well</text:span><text:span text:style-name="T105_5"><text:s/></text:span><text:span text:style-name="T105_6">packed</text:span><text:span text:style-name="T105_7"><text:s/></text:span><text:span text:style-name="T105_8">but</text:span><text:span text:style-name="T105_9"><text:s/></text:span><text:span text:style-name="T105_10">damaged</text:span><text:span text:style-name="T105_11">”;</text:span></text:p>
                </text:list-item>
                <text:list-item>
                  <text:p text:style-name="P106"><text:span text:style-name="T106_1">“</text:span><text:span text:style-name="T106_2">kilt</text:span><text:span text:style-name="T106_3"><text:s/></text:span><text:span text:style-name="T106_4">not</text:span><text:span text:style-name="T106_5"><text:s/></text:span><text:span text:style-name="T106_6">well</text:span><text:span text:style-name="T106_7"><text:s/></text:span><text:span text:style-name="T106_8">packed</text:span><text:span text:style-name="T106_9"><text:s/></text:span><text:span text:style-name="T106_10">and</text:span><text:span text:style-name="T106_11"><text:s/></text:span><text:span text:style-name="T106_12">damaged</text:span><text:span text:style-name="T106_13">”.</text:span></text:p>
                </text:list-item>
              </text:list>
            </text:list-item>
            <text:list-item>
              <text:p text:style-name="P107"><text:span text:style-name="T107_1">Free</text:span><text:span text:style-name="T107_2"><text:s/></text:span><text:span text:style-name="T107_3">comment</text:span><text:span text:style-name="T107_4"><text:s/>(</text:span><text:span text:style-name="T107_5">optional</text:span><text:span text:style-name="T107_6">)</text:span></text:p>
            </text:list-item>
          </text:list>
        </text:list-item>
      </text:list>
      <text:p text:style-name="P108"/>
      <text:list text:style-name="LS1" xml:id="list75">
        <text:list-item>
          <text:p text:style-name="P109"><text:span text:style-name="T109_1">The</text:span><text:span text:style-name="T109_2"><text:s/></text:span><text:span text:style-name="T109_3">helper</text:span><text:span text:style-name="T109_4"><text:s/></text:span><text:span text:style-name="T109_5">rates</text:span><text:span text:style-name="T109_6"><text:s/></text:span><text:span text:style-name="T109_7">the</text:span><text:span text:style-name="T109_8"><text:s/></text:span><text:span text:style-name="T109_9">kilt</text:span><text:span text:style-name="T109_10"><text:s/></text:span><text:span text:style-name="T109_11">owner</text:span></text:p>
          <text:list>
            <text:list-item>
              <text:p text:style-name="P110"><text:span text:style-name="T110_1">Kilt</text:span><text:span text:style-name="T110_2"><text:s/></text:span><text:span text:style-name="T110_3">condition</text:span><text:span text:style-name="T110_4"><text:s/></text:span><text:span text:style-name="T110_5">matches</text:span><text:span text:style-name="T110_6"><text:s/></text:span><text:span text:style-name="T110_7">witch</text:span><text:span text:style-name="T110_8"><text:s/></text:span><text:span text:style-name="T110_9">owner</text:span><text:span text:style-name="T110_10"><text:s/></text:span><text:span text:style-name="T110_11">request</text:span></text:p>
            </text:list-item>
            <text:list-item>
              <text:p text:style-name="P111"><text:span text:style-name="T111_1">Communication</text:span><text:span text:style-name="T111_2">:<text:s/>“</text:span><text:span text:style-name="T111_3">easy</text:span><text:span text:style-name="T111_4">”,<text:s/>“</text:span><text:span text:style-name="T111_5">not</text:span><text:span text:style-name="T111_6"><text:s/></text:span><text:span text:style-name="T111_7">so</text:span><text:span text:style-name="T111_8"><text:s/></text:span><text:span text:style-name="T111_9">easy</text:span><text:span text:style-name="T111_10">”,<text:s/>“</text:span><text:span text:style-name="T111_11">difficult</text:span><text:span text:style-name="T111_12">”</text:span></text:p>
            </text:list-item>
            <text:list-item>
              <text:p text:style-name="P112"><text:span text:style-name="T112_1">Transport</text:span><text:span text:style-name="T112_2"><text:s/>(</text:span><text:span text:style-name="T112_3">only</text:span><text:span text:style-name="T112_4"><text:s/></text:span><text:span text:style-name="T112_5">if</text:span><text:span text:style-name="T112_6"><text:s/></text:span><text:span text:style-name="T112_7">kilt</text:span><text:span text:style-name="T112_8"><text:s/></text:span><text:span text:style-name="T112_9">sent</text:span><text:span text:style-name="T112_10"><text:s/></text:span><text:span text:style-name="T112_11">by</text:span><text:span text:style-name="T112_12"><text:s/></text:span><text:span text:style-name="T112_13">post</text:span><text:span text:style-name="T112_14">):</text:span></text:p>
              <text:list>
                <text:list-item>
                  <text:p text:style-name="P113"><text:span text:style-name="T113_1">“</text:span><text:span text:style-name="T113_2">kilt</text:span><text:span text:style-name="T113_3"><text:s/></text:span><text:span text:style-name="T113_4">in</text:span><text:span text:style-name="T113_5"><text:s/></text:span><text:span text:style-name="T113_6">good</text:span><text:span text:style-name="T113_7"><text:s/></text:span><text:span text:style-name="T113_8">condition</text:span><text:span text:style-name="T113_9">”;</text:span></text:p>
                </text:list-item>
                <text:list-item>
                  <text:p text:style-name="P114"><text:span text:style-name="T114_1">“</text:span><text:span text:style-name="T114_2">kilt</text:span><text:span text:style-name="T114_3"><text:s/></text:span><text:span text:style-name="T114_4">not</text:span><text:span text:style-name="T114_5"><text:s/></text:span><text:span text:style-name="T114_6">well</text:span><text:span text:style-name="T114_7"><text:s/></text:span><text:span text:style-name="T114_8">packed</text:span><text:span text:style-name="T114_9"><text:s/></text:span><text:span text:style-name="T114_10">but</text:span><text:span text:style-name="T114_11"><text:s/></text:span><text:span text:style-name="T114_12">in</text:span><text:span text:style-name="T114_13"><text:s/></text:span><text:span text:style-name="T114_14">good</text:span><text:span text:style-name="T114_15"><text:s/></text:span><text:span text:style-name="T114_16">condition</text:span><text:span text:style-name="T114_17">”</text:span></text:p>
                </text:list-item>
                <text:list-item>
                  <text:p text:style-name="P115"><text:span text:style-name="T115_1">“</text:span><text:span text:style-name="T115_2">kilt</text:span><text:span text:style-name="T115_3"><text:s/></text:span><text:span text:style-name="T115_4">well</text:span><text:span text:style-name="T115_5"><text:s/></text:span><text:span text:style-name="T115_6">packed</text:span><text:span text:style-name="T115_7"><text:s/></text:span><text:span text:style-name="T115_8">but</text:span><text:span text:style-name="T115_9"><text:s/></text:span><text:span text:style-name="T115_10">damaged</text:span><text:span text:style-name="T115_11">”;</text:span></text:p>
                </text:list-item>
                <text:list-item>
                  <text:p text:style-name="P116"><text:span text:style-name="T116_1">“</text:span><text:span text:style-name="T116_2">kilt</text:span><text:span text:style-name="T116_3"><text:s/></text:span><text:span text:style-name="T116_4">not</text:span><text:span text:style-name="T116_5"><text:s/></text:span><text:span text:style-name="T116_6">well</text:span><text:span text:style-name="T116_7"><text:s/></text:span><text:span text:style-name="T116_8">packed</text:span><text:span text:style-name="T116_9"><text:s/></text:span><text:span text:style-name="T116_10">and</text:span><text:span text:style-name="T116_11"><text:s/></text:span><text:span text:style-name="T116_12">damaged</text:span><text:span text:style-name="T116_13">”.</text:span></text:p>
                </text:list-item>
              </text:list>
            </text:list-item>
            <text:list-item>
              <text:p text:style-name="P117"><text:span text:style-name="T117_1">Free</text:span><text:span text:style-name="T117_2"><text:s/></text:span><text:span text:style-name="T117_3">comment</text:span><text:span text:style-name="T117_4"><text:s/>(</text:span><text:span text:style-name="T117_5">optional</text:span><text:span text:style-name="T117_6">).</text:span></text:p>
            </text:list-item>
          </text:list>
        </text:list-item>
      </text:list>
      <text:p text:style-name="P118"/>
      <text:h text:style-name="P119" text:outline-level="10"><text:bookmark-start text:name="h.742lwz9a87k6"/><text:bookmark-end text:name="h.742lwz9a87k6"/><text:span text:style-name="T119_1">Account</text:span><text:span text:style-name="T119_2"><text:s/></text:span><text:span text:style-name="T119_3">managing</text:span></text:h>
      <text:p text:style-name="P120"/>
      <text:list text:style-name="LS1" xml:id="list84">
        <text:list-item>
          <text:p text:style-name="P121"><text:span text:style-name="T121_1">Join</text:span><text:span text:style-name="T121_2"><text:s/>(</text:span><text:span text:style-name="T121_3">required</text:span><text:span text:style-name="T121_4"><text:s/></text:span><text:span text:style-name="T121_5">before</text:span><text:span text:style-name="T121_6"><text:s/></text:span><text:span text:style-name="T121_7">validating</text:span><text:span text:style-name="T121_8"><text:s/></text:span><text:span text:style-name="T121_9">the</text:span><text:span text:style-name="T121_10"><text:s/></text:span><text:span text:style-name="T121_11">first</text:span><text:span text:style-name="T121_12"><text:s/></text:span><text:span text:style-name="T121_13">request</text:span><text:span text:style-name="T121_14">)</text:span></text:p>
          <text:list>
            <text:list-item>
              <text:p text:style-name="P122"><text:span text:style-name="T122_1">Email</text:span></text:p>
            </text:list-item>
            <text:list-item>
              <text:p text:style-name="P123"><text:span text:style-name="T123_1">Password</text:span></text:p>
            </text:list-item>
            <text:list-item>
              <text:p text:style-name="P124"><text:span text:style-name="T124_1">Name</text:span><text:span text:style-name="T124_2"><text:s/>(</text:span><text:span text:style-name="T124_3">required</text:span><text:span text:style-name="T124_4">)</text:span></text:p>
            </text:list-item>
            <text:list-item>
              <text:p text:style-name="P125"><text:span text:style-name="T125_1">Shop</text:span><text:span text:style-name="T125_2"><text:s/></text:span><text:span text:style-name="T125_3">or</text:span><text:span text:style-name="T125_4"><text:s/></text:span><text:span text:style-name="T125_5">company</text:span><text:span text:style-name="T125_6"><text:s/>(</text:span><text:span text:style-name="T125_7">only</text:span><text:span text:style-name="T125_8"><text:s/></text:span><text:span text:style-name="T125_9">for</text:span><text:span text:style-name="T125_10"><text:s/></text:span><text:span text:style-name="T125_11">professionals</text:span><text:span text:style-name="T125_12">);</text:span></text:p>
            </text:list-item>
            <text:list-item>
              <text:p text:style-name="P126"><text:span text:style-name="T126_1">Address</text:span><text:span text:style-name="T126_2"><text:s/></text:span><text:span text:style-name="T126_3">elements</text:span><text:span text:style-name="T126_4"><text:s/>(</text:span><text:span text:style-name="T126_5">all</text:span><text:span text:style-name="T126_6"><text:s/></text:span><text:span text:style-name="T126_7">required</text:span><text:span text:style-name="T126_8"><text:s/></text:span><text:span text:style-name="T126_9">if</text:span><text:span text:style-name="T126_10"><text:s/></text:span><text:span text:style-name="T126_11">joining</text:span><text:span text:style-name="T126_12"><text:s/></text:span><text:span text:style-name="T126_13">Wikilt</text:span><text:span text:style-name="T126_14"><text:s/></text:span><text:span text:style-name="T126_15">and</text:span><text:span text:style-name="T126_16"><text:s/></text:span><text:span text:style-name="T126_17">sending</text:span><text:span text:style-name="T126_18"><text:s/></text:span><text:span text:style-name="T126_19">request</text:span><text:span text:style-name="T126_20"><text:s/></text:span><text:span text:style-name="T126_21">are</text:span><text:span text:style-name="T126_22"><text:s/></text:span><text:span text:style-name="T126_23">done</text:span><text:span text:style-name="T126_24"><text:s/></text:span><text:span text:style-name="T126_25">at</text:span><text:span text:style-name="T126_26"><text:s/></text:span><text:span text:style-name="T126_27">the</text:span><text:span text:style-name="T126_28"><text:s/></text:span><text:span text:style-name="T126_29">same</text:span><text:span text:style-name="T126_30"><text:s/></text:span><text:span text:style-name="T126_31">time</text:span><text:span text:style-name="T126_32">):</text:span></text:p>
              <text:list>
                <text:list-item>
                  <text:p text:style-name="P127"><text:span text:style-name="T127_1">building</text:span><text:span text:style-name="T127_2"><text:s/></text:span><text:span text:style-name="T127_3">name</text:span><text:span text:style-name="T127_4"><text:s/>(</text:span><text:span text:style-name="T127_5">optional</text:span><text:span text:style-name="T127_6">);</text:span></text:p>
                </text:list-item>
                <text:list-item>
                  <text:p text:style-name="P128"><text:span text:style-name="T128_1">address</text:span><text:span text:style-name="T128_2">;</text:span></text:p>
                </text:list-item>
                <text:list-item>
                  <text:p text:style-name="P129"><text:span text:style-name="T129_1">locality</text:span><text:span text:style-name="T129_2"><text:s/></text:span><text:span text:style-name="T129_3">name</text:span><text:span text:style-name="T129_4"><text:s/>(</text:span><text:span text:style-name="T129_5">optional</text:span><text:span text:style-name="T129_6">);</text:span></text:p>
                </text:list-item>
                <text:list-item>
                  <text:p text:style-name="P130"><text:span text:style-name="T130_1">town</text:span><text:span text:style-name="T130_2">;</text:span></text:p>
                </text:list-item>
                <text:list-item>
                  <text:p text:style-name="P131"><text:span text:style-name="T131_1">postcode</text:span><text:span text:style-name="T131_2">.</text:span></text:p>
                </text:list-item>
              </text:list>
            </text:list-item>
            <text:list-item>
              <text:p text:style-name="P132"><text:span text:style-name="T132_1">Phone</text:span><text:span text:style-name="T132_2"><text:s/></text:span><text:span text:style-name="T132_3">number</text:span><text:span text:style-name="T132_4"><text:s/>(</text:span><text:span text:style-name="T132_5">optional</text:span><text:span text:style-name="T132_6">)</text:span></text:p>
            </text:list-item>
            <text:list-item>
              <text:p text:style-name="P133"><text:span text:style-name="T133_1">For</text:span><text:span text:style-name="T133_2"><text:s/></text:span><text:span text:style-name="T133_3">professionals</text:span><text:span text:style-name="T133_4"><text:s/></text:span><text:span text:style-name="T133_5">only</text:span><text:span text:style-name="T133_6"><text:s/>(</text:span><text:span text:style-name="T133_7">this</text:span><text:span text:style-name="T133_8"><text:s/></text:span><text:span text:style-name="T133_9">can</text:span><text:span text:style-name="T133_10"><text:s/></text:span><text:span text:style-name="T133_11">be</text:span><text:span text:style-name="T133_12"><text:s/></text:span><text:span text:style-name="T133_13">done</text:span><text:span text:style-name="T133_14"><text:s/></text:span><text:span text:style-name="T133_15">later</text:span><text:span text:style-name="T133_16">):</text:span></text:p>
              <text:list>
                <text:list-item>
                  <text:p text:style-name="P134"><text:span text:style-name="T134_1">VATIN</text:span><text:span text:style-name="T134_2"><text:s/>(</text:span><text:span text:style-name="T134_3">required</text:span><text:span text:style-name="T134_4"><text:s/></text:span><text:span text:style-name="T134_5">for</text:span><text:span text:style-name="T134_6"><text:s/></text:span><text:span text:style-name="T134_7">requests</text:span><text:span text:style-name="T134_8">,<text:s/></text:span><text:span text:style-name="T134_9">not</text:span><text:span text:style-name="T134_10"><text:s/></text:span><text:span text:style-name="T134_11">to</text:span><text:span text:style-name="T134_12"><text:s/></text:span><text:span text:style-name="T134_13">be</text:span><text:span text:style-name="T134_14"><text:s/></text:span><text:span text:style-name="T134_15">browsed</text:span><text:span text:style-name="T134_16">);</text:span></text:p>
                </text:list-item>
                <text:list-item>
                  <text:p text:style-name="P135"><text:span text:style-name="T135_1">registration</text:span><text:span text:style-name="T135_2"><text:s/></text:span><text:span text:style-name="T135_3">number</text:span><text:span text:style-name="T135_4"><text:s/>(</text:span><text:span text:style-name="T135_5">idem</text:span><text:span text:style-name="T135_6">);</text:span></text:p>
                </text:list-item>
                <text:list-item>
                  <text:p text:style-name="P136"><text:span text:style-name="T136_1">website</text:span><text:span text:style-name="T136_2">;</text:span></text:p>
                </text:list-item>
                <text:list-item>
                  <text:p text:style-name="P137"><text:span text:style-name="T137_1">opening</text:span><text:span text:style-name="T137_2"><text:s/></text:span><text:span text:style-name="T137_3">hours</text:span><text:span text:style-name="T137_4"><text:s/>(</text:span><text:span text:style-name="T137_5">e</text:span><text:span text:style-name="T137_6">.</text:span><text:span text:style-name="T137_7">g</text:span><text:span text:style-name="T137_8">.<text:s/></text:span><text:span text:style-name="T137_9">for</text:span><text:span text:style-name="T137_10"><text:s/></text:span><text:span text:style-name="T137_11">shops</text:span><text:span text:style-name="T137_12">).</text:span></text:p>
                </text:list-item>
              </text:list>
            </text:list-item>
            <text:list-item>
              <text:p text:style-name="P138"><text:span text:style-name="T138_1">When</text:span><text:span text:style-name="T138_2"><text:s/></text:span><text:span text:style-name="T138_3">someone</text:span><text:span text:style-name="T138_4">,<text:s/></text:span><text:span text:style-name="T138_5">already</text:span><text:span text:style-name="T138_6"><text:s/></text:span><text:span text:style-name="T138_7">registered</text:span><text:span text:style-name="T138_8"><text:s/></text:span><text:span text:style-name="T138_9">or</text:span><text:span text:style-name="T138_10"><text:s/></text:span><text:span text:style-name="T138_11">not</text:span><text:span text:style-name="T138_12">,<text:s/></text:span><text:span text:style-name="T138_13">decide</text:span><text:span text:style-name="T138_14"><text:s/></text:span><text:span text:style-name="T138_15">to</text:span><text:span text:style-name="T138_16"><text:s/></text:span><text:span text:style-name="T138_17">help</text:span><text:span text:style-name="T138_18">:</text:span></text:p>
              <text:list>
                <text:list-item>
                  <text:p text:style-name="P139"><text:span text:style-name="T139_1">Precise</text:span><text:span text:style-name="T139_2"><text:s/></text:span><text:span text:style-name="T139_3">at</text:span><text:span text:style-name="T139_4"><text:s/></text:span><text:span text:style-name="T139_5">least</text:span><text:span text:style-name="T139_6"><text:s/></text:span><text:span text:style-name="T139_7">one</text:span><text:span text:style-name="T139_8"><text:s/></text:span><text:span text:style-name="T139_9">way</text:span><text:span text:style-name="T139_10"><text:s/></text:span><text:span text:style-name="T139_11">to</text:span><text:span text:style-name="T139_12"><text:s/></text:span><text:span text:style-name="T139_13">help</text:span><text:span text:style-name="T139_14"><text:s/></text:span><text:span text:style-name="T139_15">and</text:span><text:span text:style-name="T139_16"><text:s/></text:span><text:span text:style-name="T139_17">one</text:span><text:span text:style-name="T139_18"><text:s/></text:span><text:span text:style-name="T139_19">way</text:span><text:span text:style-name="T139_20"><text:s/></text:span><text:span text:style-name="T139_21">of</text:span><text:span text:style-name="T139_22"><text:s/></text:span><text:span text:style-name="T139_23">transport</text:span><text:span text:style-name="T139_24"><text:s/>(</text:span><text:span text:style-name="T139_25">see</text:span><text:span text:style-name="T139_26"><text:s/></text:span><text:span text:style-name="T139_27">“</text:span><text:span text:style-name="T139_28">Make</text:span><text:span text:style-name="T139_29"><text:s/></text:span><text:span text:style-name="T139_30">a</text:span><text:span text:style-name="T139_31"><text:s/></text:span><text:span text:style-name="T139_32">request</text:span><text:span text:style-name="T139_33">”<text:s/></text:span><text:span text:style-name="T139_34">earlier</text:span><text:span text:style-name="T139_35"><text:s/></text:span><text:span text:style-name="T139_36">in</text:span><text:span text:style-name="T139_37"><text:s/></text:span><text:span text:style-name="T139_38">this</text:span><text:span text:style-name="T139_39"><text:s/></text:span><text:span text:style-name="T139_40">document</text:span><text:span text:style-name="T139_41">).</text:span></text:p>
                </text:list-item>
              </text:list>
            </text:list-item>
          </text:list>
        </text:list-item>
      </text:list>
      <text:p text:style-name="P140"/>
      <text:list text:style-name="LS2" xml:id="list103">
        <text:list-item>
          <text:p text:style-name="P141"><text:span text:style-name="T141_1">Log</text:span><text:span text:style-name="T141_2"><text:s/></text:span><text:span text:style-name="T141_3">in</text:span></text:p>
          <text:list>
            <text:list-item>
              <text:p text:style-name="P142"><text:span text:style-name="T142_1">Email</text:span><text:span text:style-name="T142_2"><text:s/>(</text:span><text:span text:style-name="T142_3">required</text:span><text:span text:style-name="T142_4">)</text:span></text:p>
            </text:list-item>
            <text:list-item>
              <text:p text:style-name="P143"><text:span text:style-name="T143_1">Password</text:span><text:span text:style-name="T143_2"><text:s/>(</text:span><text:span text:style-name="T143_3">required</text:span><text:span text:style-name="T143_4">)</text:span></text:p>
            </text:list-item>
            <text:list-item>
              <text:p text:style-name="P144"><text:span text:style-name="T144_1">Stay</text:span><text:span text:style-name="T144_2"><text:s/></text:span><text:span text:style-name="T144_3">connected</text:span><text:span text:style-name="T144_4"><text:s/>(</text:span><text:span text:style-name="T144_5">optional</text:span><text:span text:style-name="T144_6">,<text:s/></text:span><text:span text:style-name="T144_7">checked</text:span><text:span text:style-name="T144_8"><text:s/></text:span><text:span text:style-name="T144_9">by</text:span><text:span text:style-name="T144_10"><text:s/></text:span><text:span text:style-name="T144_11">default</text:span><text:span text:style-name="T144_12">)</text:span></text:p>
            </text:list-item>
            <text:list-item>
              <text:p text:style-name="P145"><text:span text:style-name="T145_1">Password</text:span><text:span text:style-name="T145_2"><text:s/></text:span><text:span text:style-name="T145_3">forgot</text:span><text:span text:style-name="T145_4"><text:s/>(</text:span><text:span text:style-name="T145_5">send</text:span><text:span text:style-name="T145_6"><text:s/></text:span><text:span text:style-name="T145_7">mail</text:span><text:span text:style-name="T145_8"><text:s/></text:span><text:span text:style-name="T145_9">with</text:span><text:span text:style-name="T145_10"><text:s/></text:span><text:span text:style-name="T145_11">password</text:span><text:span text:style-name="T145_12"><text:s/></text:span><text:span text:style-name="T145_13">reset</text:span><text:span text:style-name="T145_14"><text:s/></text:span><text:span text:style-name="T145_15">link</text:span><text:span text:style-name="T145_16">)</text:span></text:p>
            </text:list-item>
          </text:list>
        </text:list-item>
      </text:list>
      <text:p text:style-name="P146"/>
      <text:list text:style-name="LS1" xml:id="list108">
        <text:list-item>
          <text:p text:style-name="P147"><text:span text:style-name="T147_1">Ways</text:span><text:span text:style-name="T147_2"><text:s/></text:span><text:span text:style-name="T147_3">to</text:span><text:span text:style-name="T147_4"><text:s/></text:span><text:span text:style-name="T147_5">help</text:span></text:p>
        </text:list-item>
      </text:list>
      <text:p text:style-name="P148"/>
      <text:list text:style-name="LS1" xml:id="list109">
        <text:list-item>
          <text:list>
            <text:list-item>
              <text:p text:style-name="P149"><text:span text:style-name="T149_1">What</text:span><text:span text:style-name="T149_2"><text:s/></text:span><text:span text:style-name="T149_3">i</text:span><text:span text:style-name="T149_4"><text:s/></text:span><text:span text:style-name="T149_5">can</text:span><text:span text:style-name="T149_6"><text:s/></text:span><text:span text:style-name="T149_7">do</text:span><text:span text:style-name="T149_8"><text:s/>/<text:s/></text:span><text:span text:style-name="T149_9">kilt</text:span><text:span text:style-name="T149_10"><text:s/></text:span><text:span text:style-name="T149_11">sewing</text:span><text:span text:style-name="T149_12"><text:s/></text:span><text:span text:style-name="T149_13">experience</text:span><text:span text:style-name="T149_14">:<text:s/>(</text:span><text:span text:style-name="T149_15">see</text:span><text:span text:style-name="T149_16"><text:s/></text:span><text:span text:style-name="T149_17">types</text:span><text:span text:style-name="T149_18"><text:s/></text:span><text:span text:style-name="T149_19">of</text:span><text:span text:style-name="T149_20"><text:s/></text:span><text:span text:style-name="T149_21">request</text:span><text:span text:style-name="T149_22">)</text:span></text:p>
            </text:list-item>
            <text:list-item>
              <text:p text:style-name="P150"><text:span text:style-name="T150_1">Opening</text:span><text:span text:style-name="T150_2"><text:s/></text:span><text:span text:style-name="T150_3">hours</text:span><text:span text:style-name="T150_4"><text:s/>(</text:span><text:span text:style-name="T150_5">for</text:span><text:span text:style-name="T150_6"><text:s/></text:span><text:span text:style-name="T150_7">professionals</text:span><text:span text:style-name="T150_8">,<text:s/></text:span><text:span text:style-name="T150_9">e</text:span><text:span text:style-name="T150_10">.</text:span><text:span text:style-name="T150_11">g</text:span><text:span text:style-name="T150_12">.<text:s/></text:span><text:span text:style-name="T150_13">shops</text:span><text:span text:style-name="T150_14">)</text:span></text:p>
            </text:list-item>
            <text:list-item>
              <text:p text:style-name="P151"><text:span text:style-name="T151_1">Display</text:span><text:span text:style-name="T151_2"><text:s/></text:span><text:span text:style-name="T151_3">phone</text:span><text:span text:style-name="T151_4"><text:s/></text:span><text:span text:style-name="T151_5">number</text:span><text:span text:style-name="T151_6"><text:s/></text:span><text:span text:style-name="T151_7">or</text:span><text:span text:style-name="T151_8"><text:s/></text:span><text:span text:style-name="T151_9">email</text:span><text:span text:style-name="T151_10">:</text:span></text:p>
              <text:list>
                <text:list-item>
                  <text:p text:style-name="P152"><text:span text:style-name="T152_1">to</text:span><text:span text:style-name="T152_2"><text:s/></text:span><text:span text:style-name="T152_3">logged</text:span><text:span text:style-name="T152_4"><text:s/></text:span><text:span text:style-name="T152_5">persons</text:span><text:span text:style-name="T152_6"><text:s/></text:span><text:span text:style-name="T152_7">who</text:span><text:span text:style-name="T152_8"><text:s/></text:span><text:span text:style-name="T152_9">request</text:span><text:span text:style-name="T152_10"><text:s/></text:span><text:span text:style-name="T152_11">you</text:span><text:span text:style-name="T152_12"><text:s/></text:span><text:span text:style-name="T152_13">only</text:span><text:span text:style-name="T152_14">;</text:span></text:p>
                </text:list-item>
                <text:list-item>
                  <text:p text:style-name="P153"><text:span text:style-name="T153_1">to</text:span><text:span text:style-name="T153_2"><text:s/></text:span><text:span text:style-name="T153_3">every</text:span><text:span text:style-name="T153_4"><text:s/></text:span><text:span text:style-name="T153_5">logged</text:span><text:span text:style-name="T153_6"><text:s/></text:span><text:span text:style-name="T153_7">person</text:span><text:span text:style-name="T153_8"><text:s/>(</text:span><text:span text:style-name="T153_9">for</text:span><text:span text:style-name="T153_10"><text:s/></text:span><text:span text:style-name="T153_11">shop</text:span><text:span text:style-name="T153_12"><text:s/></text:span><text:span text:style-name="T153_13">only</text:span><text:span text:style-name="T153_14">).</text:span></text:p>
                </text:list-item>
              </text:list>
            </text:list-item>
            <text:list-item>
              <text:p text:style-name="P154"><text:span text:style-name="T154_1">No</text:span><text:span text:style-name="T154_2"><text:s/></text:span><text:span text:style-name="T154_3">direct</text:span><text:span text:style-name="T154_4"><text:s/></text:span><text:span text:style-name="T154_5">contact</text:span><text:span text:style-name="T154_6">:<text:s/></text:span><text:span text:style-name="T154_7">send</text:span><text:span text:style-name="T154_8"><text:s/></text:span><text:span text:style-name="T154_9">request</text:span><text:span text:style-name="T154_10"><text:s/></text:span><text:span text:style-name="T154_11">first</text:span><text:span text:style-name="T154_12">;</text:span></text:p>
            </text:list-item>
            <text:list-item>
              <text:p text:style-name="P155"><text:span text:style-name="T155_1">Kilt</text:span><text:span text:style-name="T155_2"><text:s/></text:span><text:span text:style-name="T155_3">transport</text:span><text:span text:style-name="T155_4"><text:s/>(</text:span><text:span text:style-name="T155_5">optional</text:span><text:span text:style-name="T155_6">,<text:s/></text:span><text:span text:style-name="T155_7">must</text:span><text:span text:style-name="T155_8"><text:s/></text:span><text:span text:style-name="T155_9">be</text:span><text:span text:style-name="T155_10"><text:s/></text:span><text:span text:style-name="T155_11">set</text:span><text:span text:style-name="T155_12"><text:s/></text:span><text:span text:style-name="T155_13">for</text:span><text:span text:style-name="T155_14"><text:s/></text:span><text:span text:style-name="T155_15">kilt</text:span><text:span text:style-name="T155_16"><text:s/></text:span><text:span text:style-name="T155_17">sending</text:span><text:span text:style-name="T155_18"><text:s/></text:span><text:span text:style-name="T155_19">to</text:span><text:span text:style-name="T155_20"><text:s/></text:span><text:span text:style-name="T155_21">the</text:span><text:span text:style-name="T155_22"><text:s/></text:span><text:span text:style-name="T155_23">helper</text:span><text:span text:style-name="T155_24"><text:s/></text:span><text:span text:style-name="T155_25">and</text:span><text:span text:style-name="T155_26"><text:s/></text:span><text:span text:style-name="T155_27">kilt</text:span><text:span text:style-name="T155_28"><text:s/></text:span><text:span text:style-name="T155_29">return</text:span><text:span text:style-name="T155_30"><text:s/></text:span><text:span text:style-name="T155_31">to</text:span><text:span text:style-name="T155_32"><text:s/></text:span><text:span text:style-name="T155_33">kilt</text:span><text:span text:style-name="T155_34"><text:s/></text:span><text:span text:style-name="T155_35">owner</text:span><text:span text:style-name="T155_36">):</text:span></text:p>
              <text:list>
                <text:list-item>
                  <text:p text:style-name="P156"><text:span text:style-name="T156_1">[ ]<text:s/>“</text:span><text:span text:style-name="T156_2">send</text:span><text:span text:style-name="T156_3"><text:s/></text:span><text:span text:style-name="T156_4">me</text:span><text:span text:style-name="T156_5"><text:s/></text:span><text:span text:style-name="T156_6">your</text:span><text:span text:style-name="T156_7"><text:s/></text:span><text:span text:style-name="T156_8">kilt</text:span><text:span text:style-name="T156_9"><text:s/></text:span><text:span text:style-name="T156_10">by</text:span><text:span text:style-name="T156_11"><text:s/></text:span><text:span text:style-name="T156_12">post</text:span><text:span text:style-name="T156_13">”;</text:span></text:p>
                </text:list-item>
                <text:list-item>
                  <text:p text:style-name="P157"><text:span text:style-name="T157_1">[ ]<text:s/>“</text:span><text:span text:style-name="T157_2">bring</text:span><text:span text:style-name="T157_3"><text:s/></text:span><text:span text:style-name="T157_4">me</text:span><text:span text:style-name="T157_5"><text:s/></text:span><text:span text:style-name="T157_6">your</text:span><text:span text:style-name="T157_7"><text:s/></text:span><text:span text:style-name="T157_8">kilt</text:span><text:span text:style-name="T157_9">”;</text:span></text:p>
                </text:list-item>
                <text:list-item>
                  <text:p text:style-name="P158"><text:span text:style-name="T158_1">[ ]<text:s/>“</text:span><text:span text:style-name="T158_2">i</text:span><text:span text:style-name="T158_3">’</text:span><text:span text:style-name="T158_4">ll</text:span><text:span text:style-name="T158_5"><text:s/></text:span><text:span text:style-name="T158_6">come</text:span><text:span text:style-name="T158_7"><text:s/></text:span><text:span text:style-name="T158_8">to</text:span><text:span text:style-name="T158_9"><text:s/></text:span><text:span text:style-name="T158_10">you</text:span><text:span text:style-name="T158_11"><text:s/></text:span><text:span text:style-name="T158_12">to</text:span><text:span text:style-name="T158_13"><text:s/></text:span><text:span text:style-name="T158_14">pick</text:span><text:span text:style-name="T158_15"><text:s/></text:span><text:span text:style-name="T158_16">your</text:span><text:span text:style-name="T158_17"><text:s/></text:span><text:span text:style-name="T158_18">kilt</text:span><text:span text:style-name="T158_19">”.</text:span></text:p>
                </text:list-item>
              </text:list>
            </text:list-item>
          </text:list>
        </text:list-item>
      </text:list>
      <text:p text:style-name="P159"/>
      <text:list text:style-name="LS1" xml:id="list119">
        <text:list-item>
          <text:p text:style-name="P160"><text:span text:style-name="T160_1">Billing</text:span></text:p>
          <text:list>
            <text:list-item>
              <text:p text:style-name="P161"><text:span text:style-name="T161_1">Kilt</text:span><text:span text:style-name="T161_2"><text:s/></text:span><text:span text:style-name="T161_3">owner</text:span><text:span text:style-name="T161_4"><text:s/></text:span><text:span text:style-name="T161_5">must</text:span><text:span text:style-name="T161_6"><text:s/></text:span><text:span text:style-name="T161_7">pay</text:span><text:span text:style-name="T161_8"><text:s/></text:span><text:span text:style-name="T161_9">directly</text:span><text:span text:style-name="T161_10">:</text:span></text:p>
              <text:list>
                <text:list-item>
                  <text:p text:style-name="P162"><text:span text:style-name="T162_1">online</text:span><text:span text:style-name="T162_2">:<text:s/></text:span><text:span text:style-name="T162_3">VISA</text:span><text:span text:style-name="T162_4">,<text:s/></text:span><text:span text:style-name="T162_5">Mastercard</text:span><text:span text:style-name="T162_6">,<text:s/></text:span><text:span text:style-name="T162_7">American</text:span><text:span text:style-name="T162_8"><text:s/></text:span><text:span text:style-name="T162_9">Express</text:span><text:span text:style-name="T162_10">,<text:s/></text:span><text:span text:style-name="T162_11">Paypal</text:span><text:span text:style-name="T162_12"><text:s/>(</text:span><text:span text:style-name="T162_13">to</text:span><text:span text:style-name="T162_14"><text:s/></text:span><text:span text:style-name="T162_15">Wikilt</text:span><text:span text:style-name="T162_16">);</text:span></text:p>
                </text:list-item>
                <text:list-item>
                  <text:p text:style-name="P163"><text:span text:style-name="T163_1">by</text:span><text:span text:style-name="T163_2"><text:s/></text:span><text:span text:style-name="T163_3">wire</text:span><text:span text:style-name="T163_4"><text:s/></text:span><text:span text:style-name="T163_5">transfer</text:span><text:span text:style-name="T163_6"><text:s/>(</text:span><text:span text:style-name="T163_7">to</text:span><text:span text:style-name="T163_8"><text:s/></text:span><text:span text:style-name="T163_9">Wikilt</text:span><text:span text:style-name="T163_10">);</text:span></text:p>
                </text:list-item>
                <text:list-item>
                  <text:p text:style-name="P164"><text:span text:style-name="T164_1">by</text:span><text:span text:style-name="T164_2"><text:s/></text:span><text:span text:style-name="T164_3">hand</text:span><text:span text:style-name="T164_4"><text:s/>(</text:span><text:span text:style-name="T164_5">to</text:span><text:span text:style-name="T164_6"><text:s/></text:span><text:span text:style-name="T164_7">the</text:span><text:span text:style-name="T164_8"><text:s/></text:span><text:span text:style-name="T164_9">helper</text:span><text:span text:style-name="T164_10">,<text:s/></text:span><text:span text:style-name="T164_11">after</text:span><text:span text:style-name="T164_12"><text:s/></text:span><text:span text:style-name="T164_13">the</text:span><text:span text:style-name="T164_14"><text:s/></text:span><text:span text:style-name="T164_15">work</text:span><text:span text:style-name="T164_16"><text:s/></text:span><text:span text:style-name="T164_17">is</text:span><text:span text:style-name="T164_18"><text:s/></text:span><text:span text:style-name="T164_19">done</text:span><text:span text:style-name="T164_20">,<text:s/></text:span><text:span text:style-name="T164_21">not</text:span><text:span text:style-name="T164_22"><text:s/></text:span><text:span text:style-name="T164_23">possible</text:span><text:span text:style-name="T164_24"><text:s/></text:span><text:span text:style-name="T164_25">if</text:span><text:span text:style-name="T164_26"><text:s/></text:span><text:span text:style-name="T164_27">the</text:span><text:span text:style-name="T164_28"><text:s/></text:span><text:span text:style-name="T164_29">kilt</text:span><text:span text:style-name="T164_30"><text:s/></text:span><text:span text:style-name="T164_31">is</text:span><text:span text:style-name="T164_32"><text:s/></text:span><text:span text:style-name="T164_33">returned</text:span><text:span text:style-name="T164_34"><text:s/></text:span><text:span text:style-name="T164_35">by</text:span><text:span text:style-name="T164_36"><text:s/></text:span><text:span text:style-name="T164_37">post</text:span><text:span text:style-name="T164_38"><text:s/></text:span><text:span text:style-name="T164_39">mail</text:span><text:span text:style-name="T164_40">).</text:span></text:p>
                </text:list-item>
              </text:list>
            </text:list-item>
            <text:list-item>
              <text:p text:style-name="P165"><text:span text:style-name="T165_1">Helper</text:span><text:span text:style-name="T165_2"><text:s/></text:span><text:span text:style-name="T165_3">must</text:span><text:span text:style-name="T165_4"><text:s/></text:span><text:span text:style-name="T165_5">pay</text:span><text:span text:style-name="T165_6"><text:s/>15%<text:s/></text:span><text:span text:style-name="T165_7">charges</text:span><text:span text:style-name="T165_8">:</text:span></text:p>
              <text:list>
                <text:list-item>
                  <text:p text:style-name="P166"><text:span text:style-name="T166_1">if</text:span><text:span text:style-name="T166_2"><text:s/></text:span><text:span text:style-name="T166_3">paid</text:span><text:span text:style-name="T166_4"><text:s/></text:span><text:span text:style-name="T166_5">by</text:span><text:span text:style-name="T166_6"><text:s/></text:span><text:span text:style-name="T166_7">hand</text:span><text:span text:style-name="T166_8">,<text:s/></text:span><text:span text:style-name="T166_9">helper</text:span><text:span text:style-name="T166_10"><text:s/></text:span><text:span text:style-name="T166_11">receives</text:span><text:span text:style-name="T166_12"><text:s/></text:span><text:span text:style-name="T166_13">an</text:span><text:span text:style-name="T166_14"><text:s/></text:span><text:span text:style-name="T166_15">online</text:span><text:span text:style-name="T166_16"><text:s/></text:span><text:span text:style-name="T166_17">bill</text:span><text:span text:style-name="T166_18"><text:s/>(</text:span><text:span text:style-name="T166_19">notification</text:span><text:span text:style-name="T166_20"><text:s/>+<text:s/></text:span><text:span text:style-name="T166_21">mail</text:span><text:span text:style-name="T166_22">)<text:s/></text:span><text:span text:style-name="T166_23">after</text:span><text:span text:style-name="T166_24"><text:s/></text:span><text:span text:style-name="T166_25">he</text:span><text:span text:style-name="T166_26"><text:s/></text:span><text:span text:style-name="T166_27">has</text:span><text:span text:style-name="T166_28"><text:s/></text:span><text:span text:style-name="T166_29">been</text:span><text:span text:style-name="T166_30"><text:s/></text:span><text:span text:style-name="T166_31">rated</text:span><text:span text:style-name="T166_32">;</text:span></text:p>
                </text:list-item>
                <text:list-item>
                  <text:p text:style-name="P167"><text:span text:style-name="T167_1">otherwise</text:span><text:span text:style-name="T167_2">,<text:s/></text:span><text:span text:style-name="T167_3">Wikilt</text:span><text:span text:style-name="T167_4"><text:s/></text:span><text:span text:style-name="T167_5">will</text:span><text:span text:style-name="T167_6"><text:s/></text:span><text:span text:style-name="T167_7">pay</text:span><text:span text:style-name="T167_8"><text:s/></text:span><text:span text:style-name="T167_9">the</text:span><text:span text:style-name="T167_10"><text:s/></text:span><text:span text:style-name="T167_11">helper</text:span><text:span text:style-name="T167_12"><text:s/>85%<text:s/></text:span><text:span text:style-name="T167_13">of</text:span><text:span text:style-name="T167_14"><text:s/></text:span><text:span text:style-name="T167_15">the</text:span><text:span text:style-name="T167_16"><text:s/></text:span><text:span text:style-name="T167_17">work</text:span><text:span text:style-name="T167_18"><text:s/></text:span><text:span text:style-name="T167_19">price</text:span><text:span text:style-name="T167_20"><text:s/></text:span><text:span text:style-name="T167_21">directly</text:span><text:span text:style-name="T167_22"><text:s/></text:span><text:span text:style-name="T167_23">after</text:span><text:span text:style-name="T167_24"><text:s/></text:span><text:span text:style-name="T167_25">he</text:span><text:span text:style-name="T167_26"><text:s/></text:span><text:span text:style-name="T167_27">has</text:span><text:span text:style-name="T167_28"><text:s/></text:span><text:span text:style-name="T167_29">been</text:span><text:span text:style-name="T167_30"><text:s/></text:span><text:span text:style-name="T167_31">rated</text:span><text:span text:style-name="T167_32">.</text:span></text:p>
                </text:list-item>
              </text:list>
            </text:list-item>
            <text:list-item>
              <text:p text:style-name="P168"><text:span text:style-name="T168_1">Professionals</text:span><text:span text:style-name="T168_2"><text:s/></text:span><text:span text:style-name="T168_3">pay</text:span><text:span text:style-name="T168_4"><text:s/></text:span><text:span text:style-name="T168_5">an</text:span><text:span text:style-name="T168_6"><text:s/></text:span><text:span text:style-name="T168_7">annual</text:span><text:span text:style-name="T168_8"><text:s/></text:span><text:span text:style-name="T168_9">bill</text:span><text:span text:style-name="T168_10"><text:s/></text:span><text:span text:style-name="T168_11">to</text:span><text:span text:style-name="T168_12"><text:s/></text:span><text:span text:style-name="T168_13">Wikilt</text:span><text:span text:style-name="T168_14"><text:s/>( </text:span><text:span text:style-name="T168_15">[ ? </text:span><text:span text:style-name="T168_16">think</text:span><text:span text:style-name="T168_17"><text:s/></text:span><text:span text:style-name="T168_18">about</text:span><text:span text:style-name="T168_19"><text:s/></text:span><text:span text:style-name="T168_20">it</text:span><text:span text:style-name="T168_21"> ? ]</text:span><text:span text:style-name="T168_22"> </text:span><text:span text:style-name="T168_23">)</text:span></text:p>
            </text:list-item>
          </text:list>
        </text:list-item>
      </text:list>
      <text:p text:style-name="P169"/>
      <text:list text:style-name="LS1" xml:id="list128">
        <text:list-item>
          <text:p text:style-name="P170"><text:span text:style-name="T170_1">Notifications</text:span><text:span text:style-name="T170_2"><text:s/>(</text:span><text:span text:style-name="T170_3">sent</text:span><text:span text:style-name="T170_4"><text:s/></text:span><text:span text:style-name="T170_5">by</text:span><text:span text:style-name="T170_6"><text:s/></text:span><text:span text:style-name="T170_7">mail</text:span><text:span text:style-name="T170_8"><text:s/></text:span><text:span text:style-name="T170_9">and</text:span><text:span text:style-name="T170_10"><text:s/></text:span><text:span text:style-name="T170_11">on</text:span><text:span text:style-name="T170_12"><text:s/></text:span><text:span text:style-name="T170_13">the</text:span><text:span text:style-name="T170_14"><text:s/></text:span><text:span text:style-name="T170_15">Wikilt</text:span><text:span text:style-name="T170_16"><text:s/></text:span><text:span text:style-name="T170_17">member</text:span><text:span text:style-name="T170_18"><text:s/></text:span><text:span text:style-name="T170_19">dashboard</text:span><text:span text:style-name="T170_20">)</text:span></text:p>
          <text:list>
            <text:list-item>
              <text:p text:style-name="P171"><text:span text:style-name="T171_1">Welcome</text:span><text:span text:style-name="T171_2"><text:s/></text:span><text:span text:style-name="T171_3">to</text:span><text:span text:style-name="T171_4"><text:s/></text:span><text:span text:style-name="T171_5">Wikilt</text:span><text:span text:style-name="T171_6">,<text:s/></text:span><text:span text:style-name="T171_7">here</text:span><text:span text:style-name="T171_8">’</text:span><text:span text:style-name="T171_9">s</text:span><text:span text:style-name="T171_10"><text:s/></text:span><text:span text:style-name="T171_11">your</text:span><text:span text:style-name="T171_12"><text:s/></text:span><text:span text:style-name="T171_13">dashboard</text:span><text:span text:style-name="T171_14">/</text:span><text:span text:style-name="T171_15">notification</text:span><text:span text:style-name="T171_16"><text:s/></text:span><text:span text:style-name="T171_17">place</text:span></text:p>
            </text:list-item>
            <text:list-item>
              <text:p text:style-name="P172"><text:span text:style-name="T172_1">Request</text:span><text:span text:style-name="T172_2"><text:s/></text:span><text:span text:style-name="T172_3">received</text:span><text:span text:style-name="T172_4"><text:s/>(</text:span><text:span text:style-name="T172_5">for</text:span><text:span text:style-name="T172_6"><text:s/></text:span><text:span text:style-name="T172_7">helpers</text:span><text:span text:style-name="T172_8"><text:s/></text:span><text:span text:style-name="T172_9">only</text:span><text:span text:style-name="T172_10">)</text:span></text:p>
            </text:list-item>
            <text:list-item>
              <text:p text:style-name="P173"><text:span text:style-name="T173_1">Help</text:span><text:span text:style-name="T173_2"><text:s/></text:span><text:span text:style-name="T173_3">proposal</text:span><text:span text:style-name="T173_4"><text:s/></text:span><text:span text:style-name="T173_5">received</text:span><text:span text:style-name="T173_6"><text:s/>(</text:span><text:span text:style-name="T173_7">for</text:span><text:span text:style-name="T173_8"><text:s/></text:span><text:span text:style-name="T173_9">kilt</text:span><text:span text:style-name="T173_10"><text:s/></text:span><text:span text:style-name="T173_11">owners</text:span><text:span text:style-name="T173_12"><text:s/></text:span><text:span text:style-name="T173_13">who</text:span><text:span text:style-name="T173_14"><text:s/></text:span><text:span text:style-name="T173_15">made</text:span><text:span text:style-name="T173_16"><text:s/></text:span><text:span text:style-name="T173_17">a</text:span><text:span text:style-name="T173_18"><text:s/></text:span><text:span text:style-name="T173_19">request</text:span><text:span text:style-name="T173_20">)</text:span></text:p>
            </text:list-item>
            <text:list-item>
              <text:p text:style-name="P174"><text:span text:style-name="T174_1">New</text:span><text:span text:style-name="T174_2"><text:s/></text:span><text:span text:style-name="T174_3">helper</text:span><text:span text:style-name="T174_4"><text:s/></text:span><text:span text:style-name="T174_5">found</text:span><text:span text:style-name="T174_6"><text:s/></text:span><text:span text:style-name="T174_7">near</text:span><text:span text:style-name="T174_8"><text:s/></text:span><text:span text:style-name="T174_9">you</text:span><text:span text:style-name="T174_10"><text:s/>(</text:span><text:span text:style-name="T174_11">only</text:span><text:span text:style-name="T174_12"><text:s/></text:span><text:span text:style-name="T174_13">when</text:span><text:span text:style-name="T174_14"><text:s/></text:span><text:span text:style-name="T174_15">you</text:span><text:span text:style-name="T174_16">’</text:span><text:span text:style-name="T174_17">ve</text:span><text:span text:style-name="T174_18"><text:s/></text:span><text:span text:style-name="T174_19">sent</text:span><text:span text:style-name="T174_20"><text:s/></text:span><text:span text:style-name="T174_21">a</text:span><text:span text:style-name="T174_22"><text:s/></text:span><text:span text:style-name="T174_23">request</text:span><text:span text:style-name="T174_24">)</text:span></text:p>
            </text:list-item>
            <text:list-item>
              <text:p text:style-name="P175"><text:span text:style-name="T175_1">Is</text:span><text:span text:style-name="T175_2"><text:s/></text:span><text:span text:style-name="T175_3">your</text:span><text:span text:style-name="T175_4"><text:s/>(</text:span><text:span text:style-name="T175_5">old</text:span><text:span text:style-name="T175_6">)<text:s/></text:span><text:span text:style-name="T175_7">request</text:span><text:span text:style-name="T175_8"><text:s/></text:span><text:span text:style-name="T175_9">still</text:span><text:span text:style-name="T175_10"><text:s/></text:span><text:span text:style-name="T175_11">up</text:span><text:span text:style-name="T175_12"><text:s/></text:span><text:span text:style-name="T175_13">to</text:span><text:span text:style-name="T175_14"><text:s/></text:span><text:span text:style-name="T175_15">date</text:span><text:span text:style-name="T175_16">?<text:s/>(=<text:s/></text:span><text:span text:style-name="T175_17">do</text:span><text:span text:style-name="T175_18"><text:s/></text:span><text:span text:style-name="T175_19">you</text:span><text:span text:style-name="T175_20"><text:s/></text:span><text:span text:style-name="T175_21">still</text:span><text:span text:style-name="T175_22"><text:s/></text:span><text:span text:style-name="T175_23">need</text:span><text:span text:style-name="T175_24"><text:s/></text:span><text:span text:style-name="T175_25">help</text:span><text:span text:style-name="T175_26">?)</text:span></text:p>
            </text:list-item>
            <text:list-item>
              <text:p text:style-name="P176"><text:span text:style-name="T176_1">Proposal</text:span><text:span text:style-name="T176_2"><text:s/></text:span><text:span text:style-name="T176_3">accepted</text:span><text:span text:style-name="T176_4">/</text:span><text:span text:style-name="T176_5">declined</text:span><text:span text:style-name="T176_6"><text:s/>(+<text:s/></text:span><text:span text:style-name="T176_7">reasons</text:span><text:span text:style-name="T176_8">)</text:span></text:p>
            </text:list-item>
            <text:list-item>
              <text:p text:style-name="P177"><text:span text:style-name="T177_1">Transport</text:span><text:span text:style-name="T177_2"><text:s/></text:span><text:span text:style-name="T177_3">by</text:span><text:span text:style-name="T177_4"><text:s/></text:span><text:span text:style-name="T177_5">post</text:span><text:span text:style-name="T177_6"><text:s/></text:span><text:span text:style-name="T177_7">mail</text:span><text:span text:style-name="T177_8">:<text:s text:c="2"/></text:span><text:span text:style-name="T177_9">package</text:span><text:span text:style-name="T177_10"><text:s/></text:span><text:span text:style-name="T177_11">tracking</text:span><text:span text:style-name="T177_12"><text:s/></text:span><text:span text:style-name="T177_13">number</text:span><text:span text:style-name="T177_14"><text:s/>(+<text:s/></text:span><text:span text:style-name="T177_15">external</text:span><text:span text:style-name="T177_16"><text:s/></text:span><text:span text:style-name="T177_17">tracking</text:span><text:span text:style-name="T177_18"><text:s/></text:span><text:span text:style-name="T177_19">link</text:span><text:span text:style-name="T177_20"><text:s/></text:span><text:span text:style-name="T177_21">or</text:span><text:span text:style-name="T177_22"><text:s/></text:span><text:span text:style-name="T177_23">API</text:span><text:span text:style-name="T177_24">)<text:s/></text:span><text:span text:style-name="T177_25">and</text:span><text:span text:style-name="T177_26"><text:s/></text:span><text:span text:style-name="T177_27">transport</text:span><text:span text:style-name="T177_28"><text:s/></text:span><text:span text:style-name="T177_29">company</text:span><text:span text:style-name="T177_30"><text:s/></text:span><text:span text:style-name="T177_31">when</text:span><text:span text:style-name="T177_32"><text:s/></text:span><text:span text:style-name="T177_33">sent</text:span><text:span text:style-name="T177_34">.</text:span></text:p>
            </text:list-item>
            <text:list-item>
              <text:p text:style-name="P178"><text:span text:style-name="T178_1">Work</text:span><text:span text:style-name="T178_2"><text:s/></text:span><text:span text:style-name="T178_3">is</text:span><text:span text:style-name="T178_4"><text:s/></text:span><text:span text:style-name="T178_5">done</text:span><text:span text:style-name="T178_6"><text:s/>(</text:span><text:span text:style-name="T178_7">optional</text:span><text:span text:style-name="T178_8">:<text:s/></text:span><text:span text:style-name="T178_9">and</text:span><text:span text:style-name="T178_10"><text:s/></text:span><text:span text:style-name="T178_11">kilt</text:span><text:span text:style-name="T178_12"><text:s/></text:span><text:span text:style-name="T178_13">has</text:span><text:span text:style-name="T178_14"><text:s/></text:span><text:span text:style-name="T178_15">been</text:span><text:span text:style-name="T178_16"><text:s/></text:span><text:span text:style-name="T178_17">sent</text:span><text:span text:style-name="T178_18"><text:s/></text:span><text:span text:style-name="T178_19">by</text:span><text:span text:style-name="T178_20"><text:s/></text:span><text:span text:style-name="T178_21">post</text:span><text:span text:style-name="T178_22">)</text:span></text:p>
            </text:list-item>
            <text:list-item>
              <text:p text:style-name="P179"><text:span text:style-name="T179_1">Kilt</text:span><text:span text:style-name="T179_2"><text:s/></text:span><text:span text:style-name="T179_3">owner</text:span><text:span text:style-name="T179_4"><text:s/></text:span><text:span text:style-name="T179_5">have</text:span><text:span text:style-name="T179_6"><text:s/></text:span><text:span text:style-name="T179_7">chosen</text:span><text:span text:style-name="T179_8"><text:s/></text:span><text:span text:style-name="T179_9">a</text:span><text:span text:style-name="T179_10"><text:s/></text:span><text:span text:style-name="T179_11">date</text:span><text:span text:style-name="T179_12"><text:s/></text:span><text:span text:style-name="T179_13">and</text:span><text:span text:style-name="T179_14"><text:s/></text:span><text:span text:style-name="T179_15">a</text:span><text:span text:style-name="T179_16"><text:s/></text:span><text:span text:style-name="T179_17">way</text:span><text:span text:style-name="T179_18"><text:s/></text:span><text:span text:style-name="T179_19">to</text:span><text:span text:style-name="T179_20"><text:s/></text:span><text:span text:style-name="T179_21">get</text:span><text:span text:style-name="T179_22"><text:s/></text:span><text:span text:style-name="T179_23">his</text:span><text:span text:style-name="T179_24"><text:s/></text:span><text:span text:style-name="T179_25">kilt</text:span><text:span text:style-name="T179_26"><text:s/></text:span><text:span text:style-name="T179_27">back</text:span></text:p>
            </text:list-item>
            <text:list-item>
              <text:p text:style-name="P180"><text:span text:style-name="T180_1">Someone</text:span><text:span text:style-name="T180_2"><text:s/></text:span><text:span text:style-name="T180_3">to</text:span><text:span text:style-name="T180_4"><text:s/></text:span><text:span text:style-name="T180_5">rate</text:span></text:p>
            </text:list-item>
            <text:list-item>
              <text:p text:style-name="P181"><text:span text:style-name="T181_1">Completion</text:span><text:span text:style-name="T181_2"><text:s/></text:span><text:span text:style-name="T181_3">time</text:span><text:span text:style-name="T181_4"><text:s/></text:span><text:span text:style-name="T181_5">almost</text:span><text:span text:style-name="T181_6"><text:s/></text:span><text:span text:style-name="T181_7">reached</text:span></text:p>
            </text:list-item>
            <text:list-item>
              <text:p text:style-name="P182"><text:span text:style-name="T182_1">Request</text:span><text:span text:style-name="T182_2">/</text:span><text:span text:style-name="T182_3">help</text:span><text:span text:style-name="T182_4"><text:s/></text:span><text:span text:style-name="T182_5">that</text:span><text:span text:style-name="T182_6"><text:s/></text:span><text:span text:style-name="T182_7">should</text:span><text:span text:style-name="T182_8"><text:s/></text:span><text:span text:style-name="T182_9">have</text:span><text:span text:style-name="T182_10"><text:s/></text:span><text:span text:style-name="T182_11">been</text:span><text:span text:style-name="T182_12"><text:s/></text:span><text:span text:style-name="T182_13">finished</text:span><text:span text:style-name="T182_14"><text:s/></text:span><text:span text:style-name="T182_15">since</text:span><text:span text:style-name="T182_16"><text:s/></text:span><text:span text:style-name="T182_17">a</text:span><text:span text:style-name="T182_18"><text:s/></text:span><text:span text:style-name="T182_19">while</text:span><text:span text:style-name="T182_20">:</text:span></text:p>
              <text:list>
                <text:list-item>
                  <text:p text:style-name="P183"><text:span text:style-name="T183_1">is</text:span><text:span text:style-name="T183_2"><text:s/></text:span><text:span text:style-name="T183_3">your</text:span><text:span text:style-name="T183_4"><text:s/></text:span><text:span text:style-name="T183_5">request</text:span><text:span text:style-name="T183_6"><text:s/></text:span><text:span text:style-name="T183_7">fulfilled</text:span><text:span text:style-name="T183_8">?<text:s/>(</text:span><text:span text:style-name="T183_9">for</text:span><text:span text:style-name="T183_10"><text:s/></text:span><text:span text:style-name="T183_11">kilt</text:span><text:span text:style-name="T183_12"><text:s/></text:span><text:span text:style-name="T183_13">owners</text:span><text:span text:style-name="T183_14"><text:s/></text:span><text:span text:style-name="T183_15">only</text:span><text:span text:style-name="T183_16">)</text:span></text:p>
                </text:list-item>
                <text:list-item>
                  <text:p text:style-name="P184"><text:span text:style-name="T184_1">is</text:span><text:span text:style-name="T184_2"><text:s/></text:span><text:span text:style-name="T184_3">your</text:span><text:span text:style-name="T184_4"><text:s/></text:span><text:span text:style-name="T184_5">work</text:span><text:span text:style-name="T184_6"><text:s/></text:span><text:span text:style-name="T184_7">done</text:span><text:span text:style-name="T184_8">?<text:s/>(</text:span><text:span text:style-name="T184_9">for</text:span><text:span text:style-name="T184_10"><text:s/></text:span><text:span text:style-name="T184_11">helpers</text:span><text:span text:style-name="T184_12"><text:s/></text:span><text:span text:style-name="T184_13">only</text:span><text:span text:style-name="T184_14">)</text:span></text:p>
                </text:list-item>
              </text:list>
            </text:list-item>
          </text:list>
        </text:list-item>
      </text:list>
      <text:p text:style-name="P185"/>
      <text:list text:style-name="LS1" xml:id="list143">
        <text:list-item>
          <text:p text:style-name="P186"><text:span text:style-name="T186_1">Delete</text:span><text:span text:style-name="T186_2"><text:s/></text:span><text:span text:style-name="T186_3">account</text:span><text:span text:style-name="T186_4">:</text:span></text:p>
          <text:list>
            <text:list-item>
              <text:p text:style-name="P187"><text:span text:style-name="T187_1">Show</text:span><text:span text:style-name="T187_2"><text:s/></text:span><text:span text:style-name="T187_3">a</text:span><text:span text:style-name="T187_4"><text:s/></text:span><text:span text:style-name="T187_5">message</text:span><text:span text:style-name="T187_6">:<text:s/>“</text:span><text:span text:style-name="T187_7">Deleting</text:span><text:span text:style-name="T187_8"><text:s/></text:span><text:span text:style-name="T187_9">your</text:span><text:span text:style-name="T187_10"><text:s/></text:span><text:span text:style-name="T187_11">account</text:span><text:span text:style-name="T187_12"><text:s/></text:span><text:span text:style-name="T187_13">is</text:span><text:span text:style-name="T187_14"><text:s/></text:span><text:span text:style-name="T187_15">not</text:span><text:span text:style-name="T187_16"><text:s/></text:span><text:span text:style-name="T187_17">a</text:span><text:span text:style-name="T187_18"><text:s/></text:span><text:span text:style-name="T187_19">reversible</text:span><text:span text:style-name="T187_20"><text:s/></text:span><text:span text:style-name="T187_21">action</text:span><text:span text:style-name="T187_22">.<text:s/></text:span><text:span text:style-name="T187_23">Depite</text:span><text:span text:style-name="T187_24"><text:s/></text:span><text:span text:style-name="T187_25">of</text:span><text:span text:style-name="T187_26"><text:s/></text:span><text:span text:style-name="T187_27">that</text:span><text:span text:style-name="T187_28">,<text:s/></text:span><text:span text:style-name="T187_29">members</text:span><text:span text:style-name="T187_30"><text:s/></text:span><text:span text:style-name="T187_31">ratings</text:span><text:span text:style-name="T187_32"><text:s/></text:span><text:span text:style-name="T187_33">will</text:span><text:span text:style-name="T187_34"><text:s/></text:span><text:span text:style-name="T187_35">stay</text:span><text:span text:style-name="T187_36"><text:s/></text:span><text:span text:style-name="T187_37">public</text:span><text:span text:style-name="T187_38">.”<text:s/>(<text:s/></text:span><text:span text:style-name="T187_39">[ ? </text:span><text:span text:style-name="T187_40">think</text:span><text:span text:style-name="T187_41"><text:s/></text:span><text:span text:style-name="T187_42">about</text:span><text:span text:style-name="T187_43"><text:s/></text:span><text:span text:style-name="T187_44">it</text:span><text:span text:style-name="T187_45"> ? ]</text:span><text:span text:style-name="T187_46"><text:s/>)</text:span></text:p>
            </text:list-item>
            <text:list-item>
              <text:p text:style-name="P188"><text:span text:style-name="T188_1">Confirmation</text:span><text:span text:style-name="T188_2">:<text:s/>“</text:span><text:span text:style-name="T188_3">Yes</text:span><text:span text:style-name="T188_4">,<text:s/></text:span><text:span text:style-name="T188_5">forever</text:span><text:span text:style-name="T188_6">”,<text:s/>“</text:span><text:span text:style-name="T188_7">No</text:span><text:span text:style-name="T188_8"><text:s/></text:span><text:span text:style-name="T188_9">because</text:span><text:span text:style-name="T188_10"><text:s/></text:span><text:span text:style-name="T188_11">I</text:span><text:span text:style-name="T188_12"><text:s/></text:span><text:span text:style-name="T188_13">love</text:span><text:span text:style-name="T188_14"><text:s/></text:span><text:span text:style-name="T188_15">kilts</text:span><text:span text:style-name="T188_16">!”</text:span></text:p>
            </text:list-item>
          </text:list>
        </text:list-item>
      </text:list>
      <text:p text:style-name="P189"/>
      <text:h text:style-name="P190" text:outline-level="10"><text:bookmark-start text:name="h.bz88qbu4bhag"/><text:bookmark-end text:name="h.bz88qbu4bhag"/><text:span text:style-name="T190_1">Arbitration</text:span><text:span text:style-name="T190_2"><text:s/>&amp;<text:s/></text:span><text:span text:style-name="T190_3">problem</text:span><text:span text:style-name="T190_4"><text:s/></text:span><text:span text:style-name="T190_5">solving</text:span></text:h>
      <text:p text:style-name="P191"/>
      <text:p text:style-name="P192"><text:span text:style-name="T192_1">At</text:span><text:span text:style-name="T192_2"><text:s/></text:span><text:span text:style-name="T192_3">any</text:span><text:span text:style-name="T192_4"><text:s/></text:span><text:span text:style-name="T192_5">step</text:span><text:span text:style-name="T192_6"><text:s/></text:span><text:span text:style-name="T192_7">of</text:span><text:span text:style-name="T192_8"><text:s/></text:span><text:span text:style-name="T192_9">a</text:span><text:span text:style-name="T192_10"><text:s/></text:span><text:span text:style-name="T192_11">help</text:span><text:span text:style-name="T192_12"><text:s/></text:span><text:span text:style-name="T192_13">request</text:span><text:span text:style-name="T192_14"><text:s/>(</text:span><text:span text:style-name="T192_15">that</text:span><text:span text:style-name="T192_16"><text:s/></text:span><text:span text:style-name="T192_17">comes</text:span><text:span text:style-name="T192_18"><text:s/></text:span><text:span text:style-name="T192_19">after</text:span><text:span text:style-name="T192_20"><text:s/></text:span><text:span text:style-name="T192_21">the</text:span><text:span text:style-name="T192_22"><text:s/></text:span><text:span text:style-name="T192_23">acceptation</text:span><text:span text:style-name="T192_24"><text:s/></text:span><text:span text:style-name="T192_25">by</text:span><text:span text:style-name="T192_26"><text:s/></text:span><text:span text:style-name="T192_27">a</text:span><text:span text:style-name="T192_28"><text:s/></text:span><text:span text:style-name="T192_29">helper</text:span><text:span text:style-name="T192_30">),<text:s/></text:span><text:span text:style-name="T192_31">a</text:span><text:span text:style-name="T192_32"><text:s/></text:span><text:span text:style-name="T192_33">special</text:span><text:span text:style-name="T192_34"><text:s/></text:span><text:span text:style-name="T192_35">alert</text:span><text:span text:style-name="T192_36">/</text:span><text:span text:style-name="T192_37">notification</text:span><text:span text:style-name="T192_38"><text:s/></text:span><text:span text:style-name="T192_39">can</text:span><text:span text:style-name="T192_40"><text:s/></text:span><text:span text:style-name="T192_41">be</text:span><text:span text:style-name="T192_42"><text:s/></text:span><text:span text:style-name="T192_43">sent</text:span><text:span text:style-name="T192_44"><text:s/></text:span><text:span text:style-name="T192_45">to</text:span><text:span text:style-name="T192_46"><text:s/></text:span><text:span text:style-name="T192_47">the</text:span><text:span text:style-name="T192_48"><text:s/></text:span><text:span text:style-name="T192_49">other</text:span><text:span text:style-name="T192_50"><text:s/></text:span><text:span text:style-name="T192_51">person</text:span><text:span text:style-name="T192_52"><text:s/></text:span><text:span text:style-name="T192_53">and</text:span><text:span text:style-name="T192_54"><text:s/></text:span><text:span text:style-name="T192_55">the</text:span><text:span text:style-name="T192_56"><text:s/></text:span><text:span text:style-name="T192_57">Wikilt</text:span><text:span text:style-name="T192_58"><text:s/></text:span><text:span text:style-name="T192_59">team</text:span><text:span text:style-name="T192_60"><text:s/></text:span><text:span text:style-name="T192_61">to</text:span><text:span text:style-name="T192_62"><text:s/></text:span><text:span text:style-name="T192_63">report</text:span><text:span text:style-name="T192_64"><text:s/></text:span><text:span text:style-name="T192_65">something</text:span><text:span text:style-name="T192_66"><text:s/></text:span><text:span text:style-name="T192_67">wrong</text:span><text:span text:style-name="T192_68"><text:s/>(<text:s/></text:span><text:span text:style-name="T192_69">[ ? </text:span><text:span text:style-name="T192_70">think</text:span><text:span text:style-name="T192_71"><text:s/></text:span><text:span text:style-name="T192_72">about</text:span><text:span text:style-name="T192_73"><text:s/></text:span><text:span text:style-name="T192_74">it</text:span><text:span text:style-name="T192_75"> ? ]</text:span><text:span text:style-name="T192_76"><text:s/>).</text:span></text:p>
      <text:h text:style-name="P193" text:outline-level="10"><text:bookmark-start text:name="h.rvjltzbaz5pf"/><text:bookmark-end text:name="h.rvjltzbaz5pf"/></text:h>
      <text:h text:style-name="P194" text:outline-level="10"><text:bookmark-start text:name="h.bqmecdd58ldx"/><text:bookmark-end text:name="h.bqmecdd58ldx"/><text:bookmark-start text:name="h.b31lynvz16xc"/><text:bookmark-end text:name="h.b31lynvz16xc"/><text:span text:style-name="T194_1">Things</text:span><text:span text:style-name="T194_2"><text:s/></text:span><text:span text:style-name="T194_3">to</text:span><text:span text:style-name="T194_4"><text:s/></text:span><text:span text:style-name="T194_5">think</text:span></text:h>
      <text:p text:style-name="P195"/>
      <text:list text:style-name="LS3" xml:id="list146">
        <text:list-item>
          <text:p text:style-name="P196"><text:span text:style-name="T196_1">Tips</text:span><text:span text:style-name="T196_2"><text:s/></text:span><text:span text:style-name="T196_3">to</text:span><text:span text:style-name="T196_4"><text:s/></text:span><text:span text:style-name="T196_5">take</text:span><text:span text:style-name="T196_6"><text:s/></text:span><text:span text:style-name="T196_7">care</text:span><text:span text:style-name="T196_8"><text:s/></text:span><text:span text:style-name="T196_9">of</text:span><text:span text:style-name="T196_10"><text:s/></text:span><text:span text:style-name="T196_11">a</text:span><text:span text:style-name="T196_12"><text:s/></text:span><text:span text:style-name="T196_13">kilt</text:span><text:span text:style-name="T196_14">.</text:span></text:p>
        </text:list-item>
        <text:list-item>
          <text:p text:style-name="P197"><text:span text:style-name="T197_1">F</text:span><text:span text:style-name="T197_2">.</text:span><text:span text:style-name="T197_3">AQ</text:span><text:span text:style-name="T197_4">.</text:span></text:p>
        </text:list-item>
        <text:list-item>
          <text:p text:style-name="P198"><text:span text:style-name="T198_1">Typical</text:span><text:span text:style-name="T198_2"><text:s/></text:span><text:span text:style-name="T198_3">list</text:span><text:span text:style-name="T198_4"><text:s/></text:span><text:span text:style-name="T198_5">of</text:span><text:span text:style-name="T198_6"><text:s/></text:span><text:span text:style-name="T198_7">prices</text:span><text:span text:style-name="T198_8">.</text:span></text:p>
        </text:list-item>
      </text:list>
      <text:p text:style-name="P199"/>
      <text:h text:style-name="P200" text:outline-level="10"><text:bookmark-start text:name="h.sob653qsa763"/><text:bookmark-end text:name="h.sob653qsa763"/><text:span text:style-name="T200_1">Other</text:span><text:span text:style-name="T200_2"><text:s/></text:span><text:span text:style-name="T200_3">ideas</text:span></text:h>
      <text:p text:style-name="P201"/>
      <text:p text:style-name="P202"><text:span text:style-name="T202_1">Wikilt</text:span><text:span text:style-name="T202_2"><text:s/></text:span><text:span text:style-name="T202_3">Workshops</text:span><text:span text:style-name="T202_4">:<text:s/></text:span><text:span text:style-name="T202_5">kind</text:span><text:span text:style-name="T202_6"><text:s/></text:span><text:span text:style-name="T202_7">of</text:span><text:span text:style-name="T202_8"><text:s/></text:span><text:span text:style-name="T202_9">permanent</text:span><text:span text:style-name="T202_10"><text:s/></text:span><text:span text:style-name="T202_11">or</text:span><text:span text:style-name="T202_12"><text:s/></text:span><text:span text:style-name="T202_13">regular</text:span><text:span text:style-name="T202_14"><text:s/></text:span><text:span text:style-name="T202_15">repair</text:span><text:span text:style-name="T202_16"><text:s/></text:span><text:span text:style-name="T202_17">places</text:span><text:span text:style-name="T202_18">.</text:span></text:p>
      <text:h text:style-name="P203" text:outline-level="10"><text:bookmark-start text:name="h.z9vjh0pjf326"/><text:bookmark-end text:name="h.z9vjh0pjf326"/><text:span text:style-name="T203_1">Pages</text:span></text:h>
      <text:p text:style-name="P204"/>
      <text:list text:style-name="LS4" xml:id="list149">
        <text:list-item>
          <text:p text:style-name="P205"><text:span text:style-name="T205_1">Home</text:span></text:p>
          <text:list>
            <text:list-item>
              <text:p text:style-name="P206"><text:span text:style-name="T206_1">Fix</text:span><text:span text:style-name="T206_2"><text:s/></text:span><text:span text:style-name="T206_3">your</text:span><text:span text:style-name="T206_4"><text:s/></text:span><text:span text:style-name="T206_5">kilt</text:span><text:span text:style-name="T206_6"><text:s/></text:span><text:span text:style-name="T206_7">quickly</text:span></text:p>
            </text:list-item>
            <text:list-item>
              <text:p text:style-name="P207"><text:span text:style-name="T207_1">Find</text:span><text:span text:style-name="T207_2"><text:s/></text:span><text:span text:style-name="T207_3">a</text:span><text:span text:style-name="T207_4"><text:s/></text:span><text:span text:style-name="T207_5">helper</text:span><text:span text:style-name="T207_6"><text:s/>(</text:span><text:span text:style-name="T207_7">select</text:span><text:span text:style-name="T207_8"><text:s/></text:span><text:span text:style-name="T207_9">your</text:span><text:span text:style-name="T207_10"><text:s/></text:span><text:span text:style-name="T207_11">problem</text:span><text:span text:style-name="T207_12"><text:s/></text:span><text:span text:style-name="T207_13">and</text:span><text:span text:style-name="T207_14"><text:s/>(</text:span><text:span text:style-name="T207_15">geo</text:span><text:span text:style-name="T207_16">)</text:span><text:span text:style-name="T207_17">location</text:span><text:span text:style-name="T207_18">)</text:span></text:p>
            </text:list-item>
            <text:list-item>
              <text:p text:style-name="P208"><text:span text:style-name="T208_1">Join</text:span></text:p>
            </text:list-item>
          </text:list>
        </text:list-item>
        <text:list-item>
          <text:p text:style-name="P209"><text:span text:style-name="T209_1">Member</text:span></text:p>
          <text:list>
            <text:list-item>
              <text:p text:style-name="P210"><text:span text:style-name="T210_1">Join</text:span></text:p>
              <text:list>
                <text:list-item>
                  <text:p text:style-name="P211"><text:span text:style-name="T211_1">I</text:span><text:span text:style-name="T211_2"><text:s/></text:span><text:span text:style-name="T211_3">can</text:span><text:span text:style-name="T211_4"><text:s/></text:span><text:span text:style-name="T211_5">be</text:span><text:span text:style-name="T211_6"><text:s/></text:span><text:span text:style-name="T211_7">a</text:span><text:span text:style-name="T211_8"><text:s/></text:span><text:span text:style-name="T211_9">helper</text:span><text:span text:style-name="T211_10"><text:s/>(</text:span><text:span text:style-name="T211_11">optional</text:span><text:span text:style-name="T211_12">)</text:span></text:p>
                </text:list-item>
              </text:list>
            </text:list-item>
            <text:list-item>
              <text:p text:style-name="P212"><text:span text:style-name="T212_1">Login</text:span><text:span text:style-name="T212_2">/</text:span><text:span text:style-name="T212_3">logout</text:span></text:p>
            </text:list-item>
            <text:list-item>
              <text:p text:style-name="P213"><text:span text:style-name="T213_1">Account</text:span></text:p>
              <text:list>
                <text:list-item>
                  <text:p text:style-name="P214"><text:span text:style-name="T214_1">Billing</text:span></text:p>
                </text:list-item>
              </text:list>
            </text:list-item>
            <text:list-item>
              <text:p text:style-name="P215"><text:span text:style-name="T215_1">Become</text:span><text:span text:style-name="T215_2"><text:s/></text:span><text:span text:style-name="T215_3">a</text:span><text:span text:style-name="T215_4"><text:s/></text:span><text:span text:style-name="T215_5">helper</text:span></text:p>
            </text:list-item>
            <text:list-item>
              <text:p text:style-name="P216"><text:span text:style-name="T216_1">Request</text:span><text:span text:style-name="T216_2">(</text:span><text:span text:style-name="T216_3">s</text:span><text:span text:style-name="T216_4">)<text:s/></text:span><text:span text:style-name="T216_5">sent</text:span></text:p>
            </text:list-item>
            <text:list-item>
              <text:p text:style-name="P217"><text:span text:style-name="T217_1">Request</text:span><text:span text:style-name="T217_2">(</text:span><text:span text:style-name="T217_3">s</text:span><text:span text:style-name="T217_4">)<text:s/></text:span><text:span text:style-name="T217_5">received</text:span></text:p>
            </text:list-item>
          </text:list>
        </text:list-item>
      </text:list>
      <text:list text:style-name="LS5" xml:id="list162">
        <text:list-item>
          <text:p text:style-name="P218"><text:span text:style-name="T218_1">Where</text:span><text:span text:style-name="T218_2"><text:s/></text:span><text:span text:style-name="T218_3">to</text:span><text:span text:style-name="T218_4"><text:s/></text:span><text:span text:style-name="T218_5">be</text:span><text:span text:style-name="T218_6"><text:s/></text:span><text:span text:style-name="T218_7">helped</text:span><text:span text:style-name="T218_8"><text:s/>(</text:span><text:span text:style-name="T218_9">map</text:span><text:span text:style-name="T218_10"><text:s/>/<text:s/></text:span><text:span text:style-name="T218_11">geolocation</text:span><text:span text:style-name="T218_12">)</text:span></text:p>
        </text:list-item>
        <text:list-item>
          <text:p text:style-name="P219"><text:span text:style-name="T219_1">Wikilt</text:span><text:span text:style-name="T219_2"><text:s/></text:span><text:span text:style-name="T219_3">meetings</text:span></text:p>
        </text:list-item>
        <text:list-item>
          <text:p text:style-name="P220"><text:span text:style-name="T220_1">Professionals</text:span></text:p>
        </text:list-item>
        <text:list-item>
          <text:p text:style-name="P221"><text:span text:style-name="T221_1">About</text:span><text:span text:style-name="T221_2"><text:s/></text:span><text:span text:style-name="T221_3">Wikilt</text:span><text:span text:style-name="T221_4"><text:s/>/<text:s/></text:span><text:span text:style-name="T221_5">Why</text:span><text:span text:style-name="T221_6"><text:s/></text:span><text:span text:style-name="T221_7">Wikilt</text:span></text:p>
        </text:list-item>
        <text:list-item>
          <text:p text:style-name="P222"><text:span text:style-name="T222_1">F</text:span><text:span text:style-name="T222_2">.</text:span><text:span text:style-name="T222_3">A</text:span><text:span text:style-name="T222_4">.</text:span><text:span text:style-name="T222_5">Q</text:span><text:span text:style-name="T222_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onsolas" svg:font-family="Consolas"/>
    <style:font-face style:name="Droid Sans" svg:font-family="Droid Sans"/>
    <style:font-face style:name="Oswald" svg:font-family="Oswald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-0.053cm" fo:margin-right="0.053cm" fo:orphans="2" fo:widows="2" style:writing-mode="lr-tb"/>
      <style:text-properties style:text-line-through-style="none" fo:font-style="normal" style:font-style-asian="normal" style:font-style-complex="normal" fo:color="#000000" style:font-name="Droid Sans" fo:font-size="14pt" style:font-name-asian="Droid Sans" style:font-size-asian="14pt" style:font-name-complex="Droid San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line-height="115%" fo:margin-top="0.353cm" fo:keep-with-next="always" fo:keep-together="always" style:writing-mode="lr-tb"/>
      <style:text-properties style:font-name="Oswald" fo:font-size="30pt" style:font-name-asian="Oswald" style:font-size-asian="30pt" style:font-name-complex="Oswald" style:font-size-complex="30pt"/>
    </style:style>
    <style:style style:name="Heading_20_2" style:display-name="Heading 2" style:family="paragraph" style:parent-style-name="Standard">
      <style:paragraph-properties fo:break-before="auto" fo:text-indent="0cm" fo:line-height="115%" fo:margin-top="0.353cm" fo:margin-left="0cm" fo:keep-with-next="always" fo:keep-together="always" style:writing-mode="lr-tb"/>
      <style:text-properties style:font-name="Oswald" fo:font-size="22pt" style:font-name-asian="Oswald" style:font-size-asian="22pt" style:font-name-complex="Oswald" style:font-size-complex="22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282cm" fo:keep-with-next="always" fo:keep-together="always" style:writing-mode="lr-tb"/>
      <style:text-properties style:font-name="Oswald" fo:font-size="16pt" style:font-name-asian="Oswald" style:font-size-asian="16pt" style:font-name-complex="Oswald" style:font-size-complex="16pt"/>
    </style:style>
    <style:style style:name="Heading_20_4" style:display-name="Heading 4" style:family="paragraph" style:parent-style-name="Standard">
      <style:paragraph-properties fo:break-before="auto" fo:text-indent="-0.635cm" fo:line-height="115%" fo:margin-left="1.27cm" style:writing-mode="lr-tb"/>
      <style:text-properties fo:color="#434343" style:font-name="Oswald" style:font-name-asian="Oswald" style:font-name-complex="Oswald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style:writing-mode="lr-tb"/>
      <style:text-properties style:font-name="Oswald" fo:font-size="60pt" style:font-name-asian="Oswald" style:font-size-asian="60pt" style:font-name-complex="Oswald" style:font-size-complex="60pt"/>
    </style:style>
    <style:style style:name="Subtitle" style:family="paragraph" style:parent-style-name="Standard">
      <style:paragraph-properties fo:text-align="center" fo:break-before="auto" fo:line-height="115%" style:writing-mode="lr-tb"/>
      <style:text-properties style:font-name="Oswald" fo:font-size="30pt" style:font-name-asian="Oswald" style:font-size-asian="30pt" style:font-name-complex="Oswald" style:font-size-complex="3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